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officeooo:paragraph-rsid="00bbccab"/>
    </style:style>
    <style:style style:name="P2" style:family="paragraph" style:parent-style-name="Standard">
      <style:text-properties officeooo:rsid="000cdcb7" officeooo:paragraph-rsid="000cdcb7"/>
    </style:style>
    <style:style style:name="P3" style:family="paragraph" style:parent-style-name="Standard">
      <style:text-properties officeooo:rsid="000cdcb7" officeooo:paragraph-rsid="0021cc5d"/>
    </style:style>
    <style:style style:name="P4" style:family="paragraph" style:parent-style-name="Standard">
      <style:text-properties officeooo:rsid="000cdcb7" officeooo:paragraph-rsid="0096a381"/>
    </style:style>
    <style:style style:name="P5" style:family="paragraph" style:parent-style-name="Standard">
      <style:text-properties officeooo:rsid="000cdcb7" officeooo:paragraph-rsid="00a46da4"/>
    </style:style>
    <style:style style:name="P6" style:family="paragraph" style:parent-style-name="Standard">
      <style:text-properties fo:font-weight="bold" officeooo:rsid="000cdcb7" officeooo:paragraph-rsid="000cdcb7" style:font-weight-asian="bold" style:font-weight-complex="bold"/>
    </style:style>
    <style:style style:name="P7" style:family="paragraph" style:parent-style-name="Standard">
      <style:text-properties fo:font-weight="bold" officeooo:rsid="0011bc6a" officeooo:paragraph-rsid="0011bc6a" style:font-weight-asian="bold" style:font-weight-complex="bold"/>
    </style:style>
    <style:style style:name="P8" style:family="paragraph" style:parent-style-name="Standard">
      <style:text-properties officeooo:rsid="000d91c8" officeooo:paragraph-rsid="000d91c8"/>
    </style:style>
    <style:style style:name="P9" style:family="paragraph" style:parent-style-name="Standard">
      <style:text-properties fo:font-style="normal" fo:font-weight="normal" officeooo:rsid="000d91c8" officeooo:paragraph-rsid="000d91c8" style:font-style-asian="normal" style:font-weight-asian="normal" style:font-style-complex="normal" style:font-weight-complex="normal"/>
    </style:style>
    <style:style style:name="P10" style:family="paragraph" style:parent-style-name="Standard">
      <style:text-properties fo:font-style="normal" fo:font-weight="normal" officeooo:rsid="0011bc6a" officeooo:paragraph-rsid="0011bc6a" style:font-style-asian="normal" style:font-weight-asian="normal" style:font-style-complex="normal" style:font-weight-complex="normal"/>
    </style:style>
    <style:style style:name="P11" style:family="paragraph" style:parent-style-name="Standard">
      <style:text-properties fo:font-style="normal" fo:font-weight="normal" officeooo:rsid="001302fd" officeooo:paragraph-rsid="001302fd" style:font-style-asian="normal" style:font-weight-asian="normal" style:font-style-complex="normal" style:font-weight-complex="normal"/>
    </style:style>
    <style:style style:name="P12" style:family="paragraph" style:parent-style-name="Standard">
      <style:text-properties fo:font-style="normal" fo:font-weight="normal" officeooo:rsid="00293857" officeooo:paragraph-rsid="00293857" style:font-style-asian="normal" style:font-weight-asian="normal" style:font-style-complex="normal" style:font-weight-complex="normal"/>
    </style:style>
    <style:style style:name="P13" style:family="paragraph" style:parent-style-name="Standard">
      <style:text-properties fo:font-style="normal" fo:font-weight="normal" officeooo:rsid="002953b7" officeooo:paragraph-rsid="002953b7" style:font-style-asian="normal" style:font-weight-asian="normal" style:font-style-complex="normal" style:font-weight-complex="normal"/>
    </style:style>
    <style:style style:name="P14" style:family="paragraph" style:parent-style-name="Standard">
      <style:text-properties fo:font-style="normal" fo:font-weight="normal" officeooo:rsid="0047ab4a" officeooo:paragraph-rsid="005661bc" style:font-style-asian="normal" style:font-weight-asian="normal" style:font-style-complex="normal" style:font-weight-complex="normal"/>
    </style:style>
    <style:style style:name="P15" style:family="paragraph" style:parent-style-name="Standard">
      <style:text-properties fo:font-style="normal" fo:font-weight="normal" officeooo:rsid="003e9bc5" officeooo:paragraph-rsid="003e9bc5" style:font-style-asian="normal" style:font-weight-asian="normal" style:font-style-complex="normal" style:font-weight-complex="normal"/>
    </style:style>
    <style:style style:name="P16" style:family="paragraph" style:parent-style-name="Standard">
      <style:text-properties fo:font-style="normal" fo:font-weight="normal" officeooo:rsid="003ee70c" officeooo:paragraph-rsid="003ee70c" style:font-style-asian="normal" style:font-weight-asian="normal" style:font-style-complex="normal" style:font-weight-complex="normal"/>
    </style:style>
    <style:style style:name="P17" style:family="paragraph" style:parent-style-name="Standard">
      <style:text-properties fo:font-style="normal" fo:font-weight="normal" officeooo:rsid="003bb5a6" officeooo:paragraph-rsid="003ee70c" style:font-style-asian="normal" style:font-weight-asian="normal" style:font-style-complex="normal" style:font-weight-complex="normal"/>
    </style:style>
    <style:style style:name="P18" style:family="paragraph" style:parent-style-name="Standard">
      <style:text-properties fo:font-style="normal" fo:font-weight="normal" officeooo:rsid="003bb5a6" officeooo:paragraph-rsid="003e9bc5" style:font-style-asian="normal" style:font-weight-asian="normal" style:font-style-complex="normal" style:font-weight-complex="normal"/>
    </style:style>
    <style:style style:name="P19" style:family="paragraph" style:parent-style-name="Standard">
      <style:text-properties fo:font-style="normal" fo:font-weight="normal" officeooo:rsid="0040543f" officeooo:paragraph-rsid="0040543f" style:font-style-asian="normal" style:font-weight-asian="normal" style:font-style-complex="normal" style:font-weight-complex="normal"/>
    </style:style>
    <style:style style:name="P20" style:family="paragraph" style:parent-style-name="Standard">
      <style:text-properties fo:font-style="normal" fo:font-weight="normal" officeooo:rsid="001b44ad" officeooo:paragraph-rsid="001b44ad" style:font-style-asian="normal" style:font-weight-asian="normal" style:font-style-complex="normal" style:font-weight-complex="normal"/>
    </style:style>
    <style:style style:name="P21" style:family="paragraph" style:parent-style-name="Standard">
      <style:text-properties fo:font-style="normal" fo:font-weight="normal" officeooo:rsid="00bf2d7a" officeooo:paragraph-rsid="00bf2d7a" style:font-style-asian="normal" style:font-weight-asian="normal" style:font-style-complex="normal" style:font-weight-complex="normal"/>
    </style:style>
    <style:style style:name="P22" style:family="paragraph" style:parent-style-name="Standard">
      <style:text-properties fo:font-style="normal" fo:font-weight="normal" officeooo:rsid="005d3ac8" officeooo:paragraph-rsid="00bf2d7a" style:font-style-asian="normal" style:font-weight-asian="normal" style:font-style-complex="normal" style:font-weight-complex="normal"/>
    </style:style>
    <style:style style:name="P23" style:family="paragraph" style:parent-style-name="Standard">
      <style:text-properties fo:font-style="normal" fo:font-weight="normal" officeooo:rsid="006a44cc" officeooo:paragraph-rsid="006a44cc" style:font-style-asian="normal" style:font-weight-asian="normal" style:font-style-complex="normal" style:font-weight-complex="normal"/>
    </style:style>
    <style:style style:name="P24" style:family="paragraph" style:parent-style-name="Standard">
      <style:text-properties fo:font-style="normal" fo:font-weight="normal" officeooo:rsid="01094c91" officeooo:paragraph-rsid="01094c91" style:font-style-asian="normal" style:font-weight-asian="normal" style:font-style-complex="normal" style:font-weight-complex="normal"/>
    </style:style>
    <style:style style:name="P25" style:family="paragraph" style:parent-style-name="Standard">
      <style:text-properties officeooo:rsid="001a080d" officeooo:paragraph-rsid="001a080d"/>
    </style:style>
    <style:style style:name="P26" style:family="paragraph" style:parent-style-name="Standard">
      <style:text-properties officeooo:rsid="001a080d" officeooo:paragraph-rsid="00fc40fd"/>
    </style:style>
    <style:style style:name="P27" style:family="paragraph" style:parent-style-name="Standard">
      <style:text-properties officeooo:rsid="0021cc5d" officeooo:paragraph-rsid="0021cc5d"/>
    </style:style>
    <style:style style:name="P28" style:family="paragraph" style:parent-style-name="Standard">
      <style:text-properties fo:font-weight="normal" officeooo:rsid="00237d3d" officeooo:paragraph-rsid="0021cc5d" style:font-weight-asian="normal" style:font-weight-complex="normal"/>
    </style:style>
    <style:style style:name="P29" style:family="paragraph" style:parent-style-name="Standard">
      <style:text-properties fo:font-weight="normal" officeooo:rsid="003361ae" officeooo:paragraph-rsid="00237d3d" style:font-weight-asian="normal" style:font-weight-complex="normal"/>
    </style:style>
    <style:style style:name="P30" style:family="paragraph" style:parent-style-name="Standard">
      <style:text-properties fo:font-weight="normal" officeooo:rsid="009d8417" officeooo:paragraph-rsid="009d8417" style:font-weight-asian="normal" style:font-weight-complex="normal"/>
    </style:style>
    <style:style style:name="P31" style:family="paragraph" style:parent-style-name="Standard">
      <style:text-properties fo:font-weight="normal" officeooo:rsid="00accfb5" officeooo:paragraph-rsid="00accfb5" style:font-weight-asian="normal" style:font-weight-complex="normal"/>
    </style:style>
    <style:style style:name="P32" style:family="paragraph" style:parent-style-name="Standard">
      <style:text-properties fo:font-weight="normal" officeooo:rsid="00ae47f2" officeooo:paragraph-rsid="00ae47f2" style:font-weight-asian="normal" style:font-weight-complex="normal"/>
    </style:style>
    <style:style style:name="P33" style:family="paragraph" style:parent-style-name="Standard">
      <style:text-properties fo:font-weight="normal" officeooo:rsid="00af5b11" officeooo:paragraph-rsid="00af5b11" style:font-weight-asian="normal" style:font-weight-complex="normal"/>
    </style:style>
    <style:style style:name="P34" style:family="paragraph" style:parent-style-name="Standard">
      <style:text-properties fo:font-weight="normal" officeooo:rsid="00af5b11" officeooo:paragraph-rsid="00b14151" style:font-weight-asian="normal" style:font-weight-complex="normal"/>
    </style:style>
    <style:style style:name="P35" style:family="paragraph" style:parent-style-name="Standard">
      <style:text-properties fo:font-weight="normal" officeooo:rsid="007f8a98" officeooo:paragraph-rsid="007f8a98" style:font-weight-asian="normal" style:font-weight-complex="normal"/>
    </style:style>
    <style:style style:name="P36" style:family="paragraph" style:parent-style-name="Standard">
      <style:text-properties fo:font-style="italic" fo:font-weight="bold" officeooo:rsid="0047ab4a" officeooo:paragraph-rsid="005661bc" style:font-style-asian="italic" style:font-weight-asian="bold" style:font-style-complex="italic" style:font-weight-complex="bold"/>
    </style:style>
    <style:style style:name="P37" style:family="paragraph" style:parent-style-name="Standard">
      <style:text-properties officeooo:rsid="0034f178" officeooo:paragraph-rsid="003a26b1"/>
    </style:style>
    <style:style style:name="P38" style:family="paragraph" style:parent-style-name="Standard">
      <style:text-properties officeooo:rsid="0034f178" officeooo:paragraph-rsid="003a7eaa"/>
    </style:style>
    <style:style style:name="P39" style:family="paragraph" style:parent-style-name="Standard">
      <style:text-properties officeooo:rsid="0034f178" officeooo:paragraph-rsid="005661bc"/>
    </style:style>
    <style:style style:name="P40" style:family="paragraph" style:parent-style-name="Standard">
      <style:text-properties officeooo:rsid="0037b259" officeooo:paragraph-rsid="0037b259"/>
    </style:style>
    <style:style style:name="P41" style:family="paragraph" style:parent-style-name="Standard">
      <style:text-properties officeooo:rsid="0037b259" officeooo:paragraph-rsid="003a26b1"/>
    </style:style>
    <style:style style:name="P42" style:family="paragraph" style:parent-style-name="Standard">
      <style:text-properties officeooo:rsid="003a26b1" officeooo:paragraph-rsid="003a26b1"/>
    </style:style>
    <style:style style:name="P43" style:family="paragraph" style:parent-style-name="Standard">
      <style:text-properties officeooo:rsid="003a7eaa" officeooo:paragraph-rsid="003a7eaa"/>
    </style:style>
    <style:style style:name="P44" style:family="paragraph" style:parent-style-name="Standard">
      <style:text-properties officeooo:rsid="003e9bc5" officeooo:paragraph-rsid="003e9bc5"/>
    </style:style>
    <style:style style:name="P45" style:family="paragraph" style:parent-style-name="Standard">
      <style:text-properties officeooo:rsid="003e9bc5" officeooo:paragraph-rsid="003ee70c"/>
    </style:style>
    <style:style style:name="P46" style:family="paragraph" style:parent-style-name="Standard">
      <style:text-properties officeooo:rsid="003ee70c" officeooo:paragraph-rsid="003ee70c"/>
    </style:style>
    <style:style style:name="P47" style:family="paragraph" style:parent-style-name="Standard">
      <style:text-properties officeooo:rsid="0040543f" officeooo:paragraph-rsid="0040543f"/>
    </style:style>
    <style:style style:name="P48" style:family="paragraph" style:parent-style-name="Standard">
      <style:text-properties officeooo:rsid="0042e80c" officeooo:paragraph-rsid="005661bc"/>
    </style:style>
    <style:style style:name="P49" style:family="paragraph" style:parent-style-name="Standard">
      <style:text-properties officeooo:rsid="0047ab4a" officeooo:paragraph-rsid="005661bc"/>
    </style:style>
    <style:style style:name="P50" style:family="paragraph" style:parent-style-name="Standard">
      <style:text-properties officeooo:rsid="0047ab4a" officeooo:paragraph-rsid="00c6603c"/>
    </style:style>
    <style:style style:name="P51" style:family="paragraph" style:parent-style-name="Standard">
      <style:text-properties officeooo:rsid="004b61d6" officeooo:paragraph-rsid="005661bc"/>
    </style:style>
    <style:style style:name="P52" style:family="paragraph" style:parent-style-name="Standard">
      <style:text-properties officeooo:rsid="004dfc74" officeooo:paragraph-rsid="005661bc"/>
    </style:style>
    <style:style style:name="P53" style:family="paragraph" style:parent-style-name="Standard">
      <style:text-properties officeooo:rsid="0050dad5" officeooo:paragraph-rsid="0050dad5"/>
    </style:style>
    <style:style style:name="P54" style:family="paragraph" style:parent-style-name="Standard">
      <style:text-properties officeooo:paragraph-rsid="005661bc"/>
    </style:style>
    <style:style style:name="P55" style:family="paragraph" style:parent-style-name="Standard">
      <style:text-properties officeooo:paragraph-rsid="0057c9b1"/>
    </style:style>
    <style:style style:name="P56" style:family="paragraph" style:parent-style-name="Standard">
      <style:text-properties officeooo:rsid="004234f7" officeooo:paragraph-rsid="005661bc"/>
    </style:style>
    <style:style style:name="P57" style:family="paragraph" style:parent-style-name="Standard">
      <style:text-properties officeooo:rsid="00619205" officeooo:paragraph-rsid="00619205"/>
    </style:style>
    <style:style style:name="P58" style:family="paragraph" style:parent-style-name="Standard">
      <style:text-properties officeooo:rsid="006ede8e" officeooo:paragraph-rsid="006ede8e"/>
    </style:style>
    <style:style style:name="P59" style:family="paragraph" style:parent-style-name="Standard">
      <style:text-properties officeooo:rsid="00706a99" officeooo:paragraph-rsid="00706a99"/>
    </style:style>
    <style:style style:name="P60" style:family="paragraph" style:parent-style-name="Standard">
      <style:text-properties officeooo:rsid="0071cb97" officeooo:paragraph-rsid="0071cb97"/>
    </style:style>
    <style:style style:name="P61" style:family="paragraph" style:parent-style-name="Standard">
      <style:text-properties officeooo:rsid="0072dbe9" officeooo:paragraph-rsid="0072dbe9"/>
    </style:style>
    <style:style style:name="P62" style:family="paragraph" style:parent-style-name="Standard">
      <style:text-properties officeooo:rsid="007a7886" officeooo:paragraph-rsid="008f2fd8"/>
    </style:style>
    <style:style style:name="P63" style:family="paragraph" style:parent-style-name="Standard">
      <style:text-properties officeooo:rsid="007f8a98" officeooo:paragraph-rsid="007f8a98"/>
    </style:style>
    <style:style style:name="P64" style:family="paragraph" style:parent-style-name="Standard">
      <style:text-properties style:text-underline-style="none" officeooo:rsid="00619205" officeooo:paragraph-rsid="00619205"/>
    </style:style>
    <style:style style:name="P65" style:family="paragraph" style:parent-style-name="Standard">
      <style:text-properties style:text-underline-style="none" officeooo:rsid="007aedcb" officeooo:paragraph-rsid="007aedcb"/>
    </style:style>
    <style:style style:name="P66" style:family="paragraph" style:parent-style-name="Standard">
      <style:text-properties style:text-underline-style="none" officeooo:rsid="00739fbc" officeooo:paragraph-rsid="00739fbc"/>
    </style:style>
    <style:style style:name="P67" style:family="paragraph" style:parent-style-name="Standard">
      <style:text-properties style:text-underline-style="none" officeooo:rsid="0076dee2" officeooo:paragraph-rsid="0076dee2"/>
    </style:style>
    <style:style style:name="P68" style:family="paragraph" style:parent-style-name="Standard">
      <style:text-properties style:text-underline-style="none" fo:font-weight="normal" officeooo:rsid="0076dee2" officeooo:paragraph-rsid="0076dee2" style:font-weight-asian="normal" style:font-weight-complex="normal"/>
    </style:style>
    <style:style style:name="P69" style:family="paragraph" style:parent-style-name="Standard">
      <style:text-properties style:text-underline-style="none" fo:font-weight="normal" officeooo:rsid="0072dbe9" officeooo:paragraph-rsid="0072dbe9" style:font-weight-asian="normal" style:font-weight-complex="normal"/>
    </style:style>
    <style:style style:name="P70" style:family="paragraph" style:parent-style-name="Standard">
      <style:text-properties style:text-underline-style="none" fo:font-weight="normal" officeooo:rsid="009be0f1" officeooo:paragraph-rsid="009be0f1" style:font-weight-asian="normal" style:font-weight-complex="normal"/>
    </style:style>
    <style:style style:name="P71" style:family="paragraph" style:parent-style-name="Standard">
      <style:text-properties style:text-underline-style="none" officeooo:rsid="0078c01f" officeooo:paragraph-rsid="0078c01f"/>
    </style:style>
    <style:style style:name="P72" style:family="paragraph" style:parent-style-name="Standard">
      <style:text-properties style:text-underline-style="none" officeooo:rsid="0072dbe9" officeooo:paragraph-rsid="0072dbe9"/>
    </style:style>
    <style:style style:name="P73" style:family="paragraph" style:parent-style-name="Standard">
      <style:text-properties style:text-underline-style="none" officeooo:rsid="006ede8e" officeooo:paragraph-rsid="006ede8e"/>
    </style:style>
    <style:style style:name="P74" style:family="paragraph" style:parent-style-name="Standard">
      <style:text-properties style:text-underline-style="none" officeooo:rsid="00706a99" officeooo:paragraph-rsid="00706a99"/>
    </style:style>
    <style:style style:name="P75" style:family="paragraph" style:parent-style-name="Standard">
      <style:text-properties style:text-underline-style="none" officeooo:rsid="00710889" officeooo:paragraph-rsid="00710889"/>
    </style:style>
    <style:style style:name="P76" style:family="paragraph" style:parent-style-name="Standard">
      <style:text-properties style:text-underline-style="none" officeooo:rsid="00a1de5b" officeooo:paragraph-rsid="00a1de5b"/>
    </style:style>
    <style:style style:name="P77" style:family="paragraph" style:parent-style-name="Standard">
      <style:text-properties style:text-underline-style="none" officeooo:rsid="00a1de5b" officeooo:paragraph-rsid="00a2578e"/>
    </style:style>
    <style:style style:name="P78" style:family="paragraph" style:parent-style-name="Standard">
      <style:text-properties style:text-underline-style="none" officeooo:rsid="00a2578e" officeooo:paragraph-rsid="00a2578e"/>
    </style:style>
    <style:style style:name="P79" style:family="paragraph" style:parent-style-name="Standard">
      <style:text-properties style:text-underline-style="none" officeooo:rsid="00c99bf4" officeooo:paragraph-rsid="00c99bf4"/>
    </style:style>
    <style:style style:name="P80" style:family="paragraph" style:parent-style-name="Standard">
      <style:text-properties style:text-underline-style="none" officeooo:rsid="00efcb34" officeooo:paragraph-rsid="00efcb34"/>
    </style:style>
    <style:style style:name="P81" style:family="paragraph" style:parent-style-name="Standard">
      <style:text-properties officeooo:rsid="008f2fd8" officeooo:paragraph-rsid="008f2fd8"/>
    </style:style>
    <style:style style:name="P82" style:family="paragraph" style:parent-style-name="Standard">
      <style:text-properties officeooo:rsid="00998f64" officeooo:paragraph-rsid="00998f64"/>
    </style:style>
    <style:style style:name="P83" style:family="paragraph" style:parent-style-name="Standard">
      <style:text-properties officeooo:rsid="0099b54f" officeooo:paragraph-rsid="0099b54f"/>
    </style:style>
    <style:style style:name="P84" style:family="paragraph" style:parent-style-name="Standard">
      <style:text-properties officeooo:rsid="009be0f1" officeooo:paragraph-rsid="009be0f1"/>
    </style:style>
    <style:style style:name="P85" style:family="paragraph" style:parent-style-name="Standard">
      <style:text-properties officeooo:rsid="009be0f1" officeooo:paragraph-rsid="00db8eb7"/>
    </style:style>
    <style:style style:name="P86" style:family="paragraph" style:parent-style-name="Standard">
      <style:text-properties officeooo:rsid="009d9d90" officeooo:paragraph-rsid="009d9d90"/>
    </style:style>
    <style:style style:name="P87" style:family="paragraph" style:parent-style-name="Standard">
      <style:text-properties officeooo:rsid="009f31ca" officeooo:paragraph-rsid="000d91c8"/>
    </style:style>
    <style:style style:name="P88" style:family="paragraph" style:parent-style-name="Standard">
      <style:text-properties officeooo:rsid="009f31ca" officeooo:paragraph-rsid="009f31ca"/>
    </style:style>
    <style:style style:name="P89" style:family="paragraph" style:parent-style-name="Standard">
      <style:text-properties officeooo:rsid="00a166d2" officeooo:paragraph-rsid="00a166d2"/>
    </style:style>
    <style:style style:name="P90" style:family="paragraph" style:parent-style-name="Standard">
      <style:text-properties officeooo:rsid="00accfb5" officeooo:paragraph-rsid="00accfb5"/>
    </style:style>
    <style:style style:name="P91" style:family="paragraph" style:parent-style-name="Standard">
      <style:text-properties officeooo:rsid="00b8482f" officeooo:paragraph-rsid="00b8482f"/>
    </style:style>
    <style:style style:name="P92" style:family="paragraph" style:parent-style-name="Standard">
      <style:text-properties officeooo:rsid="00bf2d7a" officeooo:paragraph-rsid="00bf2d7a"/>
    </style:style>
    <style:style style:name="P93" style:family="paragraph" style:parent-style-name="Standard">
      <style:text-properties officeooo:rsid="00c119ff" officeooo:paragraph-rsid="00c119ff"/>
    </style:style>
    <style:style style:name="P94" style:family="paragraph" style:parent-style-name="Standard">
      <style:text-properties officeooo:rsid="00c6603c" officeooo:paragraph-rsid="00c86555"/>
    </style:style>
    <style:style style:name="P95" style:family="paragraph" style:parent-style-name="Standard">
      <style:text-properties officeooo:rsid="00c6603c" officeooo:paragraph-rsid="00c6603c"/>
    </style:style>
    <style:style style:name="P96" style:family="paragraph" style:parent-style-name="Standard">
      <style:text-properties officeooo:rsid="00c86555" officeooo:paragraph-rsid="00c86555"/>
    </style:style>
    <style:style style:name="P97" style:family="paragraph" style:parent-style-name="Standard">
      <style:text-properties officeooo:rsid="007aedcb" officeooo:paragraph-rsid="007aedcb"/>
    </style:style>
    <style:style style:name="P98" style:family="paragraph" style:parent-style-name="Standard">
      <style:text-properties officeooo:rsid="00c99bf4" officeooo:paragraph-rsid="00c99bf4"/>
    </style:style>
    <style:style style:name="P99" style:family="paragraph" style:parent-style-name="Standard">
      <style:text-properties officeooo:rsid="00cff690" officeooo:paragraph-rsid="00c6603c"/>
    </style:style>
    <style:style style:name="P100" style:family="paragraph" style:parent-style-name="Standard">
      <style:text-properties officeooo:rsid="005577ff" officeooo:paragraph-rsid="00c6603c"/>
    </style:style>
    <style:style style:name="P101" style:family="paragraph" style:parent-style-name="Standard">
      <style:text-properties officeooo:rsid="00237d3d" officeooo:paragraph-rsid="00237d3d"/>
    </style:style>
    <style:style style:name="P102" style:family="paragraph" style:parent-style-name="Standard">
      <style:text-properties officeooo:rsid="00e9256a" officeooo:paragraph-rsid="00e9256a"/>
    </style:style>
    <style:style style:name="P103" style:family="paragraph" style:parent-style-name="Standard">
      <style:text-properties style:font-name="Liberation Serif1" officeooo:rsid="00cb28ca"/>
    </style:style>
    <style:style style:name="P104" style:family="paragraph" style:parent-style-name="Standard">
      <style:text-properties officeooo:rsid="0053ed42" officeooo:paragraph-rsid="00ffac12"/>
    </style:style>
    <style:style style:name="P105" style:family="paragraph" style:parent-style-name="Standard">
      <style:text-properties officeooo:rsid="01063566" officeooo:paragraph-rsid="01063566"/>
    </style:style>
    <style:style style:name="P106" style:family="paragraph" style:parent-style-name="Standard">
      <style:text-properties officeooo:rsid="00fc40fd" officeooo:paragraph-rsid="00fc40fd"/>
    </style:style>
    <style:style style:name="P107" style:family="paragraph" style:parent-style-name="Standard">
      <style:text-properties officeooo:rsid="0128bbb4" officeooo:paragraph-rsid="0128bbb4"/>
    </style:style>
    <style:style style:name="P108" style:family="paragraph" style:parent-style-name="Text_20_body">
      <style:text-properties officeooo:rsid="002ac87e" officeooo:paragraph-rsid="002ac87e"/>
    </style:style>
    <style:style style:name="P109" style:family="paragraph" style:parent-style-name="Text_20_body">
      <style:text-properties style:font-name="Liberation Serif1" officeooo:paragraph-rsid="002ac87e"/>
    </style:style>
    <style:style style:name="P110" style:family="paragraph" style:parent-style-name="Text_20_body">
      <style:text-properties officeooo:rsid="00f66914" officeooo:paragraph-rsid="00f66914"/>
    </style:style>
    <style:style style:name="P111" style:family="paragraph" style:parent-style-name="Text_20_body">
      <style:text-properties officeooo:rsid="00f69bea" officeooo:paragraph-rsid="00f69bea"/>
    </style:style>
    <style:style style:name="P112" style:family="paragraph" style:parent-style-name="Text_20_body">
      <style:text-properties officeooo:rsid="00f8fae1" officeooo:paragraph-rsid="00f8fae1"/>
    </style:style>
    <style:style style:name="P113" style:family="paragraph" style:parent-style-name="Title">
      <style:text-properties officeooo:rsid="002ac87e" officeooo:paragraph-rsid="002ac87e"/>
    </style:style>
    <style:style style:name="P114" style:family="paragraph" style:parent-style-name="Subtitle">
      <style:text-properties officeooo:rsid="002ac87e" officeooo:paragraph-rsid="002ac87e"/>
    </style:style>
    <style:style style:name="P115" style:family="paragraph" style:parent-style-name="Text_20_body">
      <style:paragraph-properties fo:margin-top="0in" fo:margin-bottom="0in" loext:contextual-spacing="false"/>
      <style:text-properties fo:font-weight="normal" officeooo:rsid="00f8fae1" officeooo:paragraph-rsid="00f8fae1" style:font-weight-asian="normal" style:font-weight-complex="normal"/>
    </style:style>
    <style:style style:name="P116" style:family="paragraph" style:parent-style-name="Standard" style:list-style-name="L11">
      <style:text-properties officeooo:rsid="0021cc5d" officeooo:paragraph-rsid="0021cc5d"/>
    </style:style>
    <style:style style:name="P117" style:family="paragraph" style:parent-style-name="Standard" style:list-style-name="L12">
      <style:text-properties officeooo:paragraph-rsid="000cdcb7"/>
    </style:style>
    <style:style style:name="P118" style:family="paragraph" style:parent-style-name="Standard" style:list-style-name="L12">
      <style:text-properties fo:font-style="italic" officeooo:rsid="000cdcb7" officeooo:paragraph-rsid="000cdcb7" style:font-style-asian="italic" style:font-style-complex="italic"/>
    </style:style>
    <style:style style:name="P119" style:family="paragraph" style:parent-style-name="Standard" style:list-style-name="L13">
      <style:text-properties fo:font-style="italic" officeooo:rsid="000cdcb7" officeooo:paragraph-rsid="000cdcb7" style:font-style-asian="italic" style:font-style-complex="italic"/>
    </style:style>
    <style:style style:name="P120" style:family="paragraph" style:parent-style-name="Standard" style:list-style-name="L12">
      <style:text-properties fo:font-style="italic" officeooo:rsid="0021cc5d" officeooo:paragraph-rsid="0021cc5d" style:font-style-asian="italic" style:font-style-complex="italic"/>
    </style:style>
    <style:style style:name="P121" style:family="paragraph" style:parent-style-name="Standard" style:list-style-name="L13">
      <style:text-properties fo:font-style="italic" officeooo:rsid="000d91c8" officeooo:paragraph-rsid="000d91c8" style:font-style-asian="italic" style:font-style-complex="italic"/>
    </style:style>
    <style:style style:name="P122" style:family="paragraph" style:parent-style-name="Standard" style:list-style-name="L12">
      <style:text-properties fo:font-style="normal" officeooo:rsid="000cdcb7" officeooo:paragraph-rsid="000cdcb7" style:font-style-asian="normal" style:font-style-complex="normal"/>
    </style:style>
    <style:style style:name="P123" style:family="paragraph" style:parent-style-name="Standard" style:list-style-name="L13">
      <style:text-properties fo:font-style="normal" fo:font-weight="normal" officeooo:rsid="000d91c8" officeooo:paragraph-rsid="000d91c8" style:font-style-asian="normal" style:font-weight-asian="normal" style:font-style-complex="normal" style:font-weight-complex="normal"/>
    </style:style>
    <style:style style:name="P124" style:family="paragraph" style:parent-style-name="Standard" style:list-style-name="L16">
      <style:text-properties fo:font-style="normal" fo:font-weight="normal" officeooo:rsid="0011bc6a" officeooo:paragraph-rsid="0011bc6a" style:font-style-asian="normal" style:font-weight-asian="normal" style:font-style-complex="normal" style:font-weight-complex="normal"/>
    </style:style>
    <style:style style:name="P125" style:family="paragraph" style:parent-style-name="Standard" style:list-style-name="L12">
      <style:text-properties officeooo:rsid="000cdcb7" officeooo:paragraph-rsid="000cdcb7"/>
    </style:style>
    <style:style style:name="P126" style:family="paragraph" style:parent-style-name="Standard" style:list-style-name="L13">
      <style:text-properties officeooo:rsid="000cdcb7" officeooo:paragraph-rsid="000cdcb7"/>
    </style:style>
    <style:style style:name="P127" style:family="paragraph" style:parent-style-name="Standard" style:list-style-name="L13">
      <style:text-properties officeooo:rsid="000cdcb7" officeooo:paragraph-rsid="000d91c8"/>
    </style:style>
    <style:style style:name="P128" style:family="paragraph" style:parent-style-name="Standard" style:list-style-name="L13">
      <style:text-properties officeooo:rsid="000d91c8" officeooo:paragraph-rsid="000d91c8"/>
    </style:style>
    <style:style style:name="P129" style:family="paragraph" style:parent-style-name="Standard" style:list-style-name="L14">
      <style:text-properties officeooo:rsid="000d91c8" officeooo:paragraph-rsid="000d91c8"/>
    </style:style>
    <style:style style:name="P130" style:family="paragraph" style:parent-style-name="Standard" style:list-style-name="L15">
      <style:text-properties officeooo:rsid="000d91c8" officeooo:paragraph-rsid="000d91c8"/>
    </style:style>
    <style:style style:name="P131" style:family="paragraph" style:parent-style-name="Standard" style:list-style-name="L17">
      <style:text-properties officeooo:rsid="001a080d" officeooo:paragraph-rsid="001a080d"/>
    </style:style>
    <style:style style:name="P132" style:family="paragraph" style:parent-style-name="Standard" style:list-style-name="L18">
      <style:text-properties officeooo:rsid="004dfc74" officeooo:paragraph-rsid="005661bc"/>
    </style:style>
    <style:style style:name="P133" style:family="paragraph" style:parent-style-name="Standard" style:list-style-name="L19">
      <style:text-properties officeooo:rsid="0042e80c" officeooo:paragraph-rsid="005661bc"/>
    </style:style>
    <style:style style:name="P134" style:family="paragraph" style:parent-style-name="Standard" style:list-style-name="L20">
      <style:text-properties officeooo:paragraph-rsid="005661bc"/>
    </style:style>
    <style:style style:name="P135" style:family="paragraph" style:parent-style-name="Standard" style:list-style-name="L20">
      <style:text-properties officeooo:rsid="004234f7" officeooo:paragraph-rsid="005661bc"/>
    </style:style>
    <style:style style:name="P136" style:family="paragraph" style:parent-style-name="Standard" style:list-style-name="L21">
      <style:text-properties officeooo:rsid="0099b54f" officeooo:paragraph-rsid="0099b54f"/>
    </style:style>
    <style:style style:name="P137" style:family="paragraph" style:parent-style-name="Standard" style:list-style-name="L22">
      <style:text-properties officeooo:rsid="0099b54f" officeooo:paragraph-rsid="0099b54f"/>
    </style:style>
    <style:style style:name="P138" style:family="paragraph" style:parent-style-name="Standard" style:list-style-name="L23">
      <style:text-properties style:text-underline-style="none" officeooo:rsid="00c99bf4" officeooo:paragraph-rsid="00c99bf4"/>
    </style:style>
    <style:style style:name="P139" style:family="paragraph" style:parent-style-name="Standard" style:list-style-name="L24">
      <style:text-properties style:text-underline-style="none" officeooo:rsid="00739fbc" officeooo:paragraph-rsid="00739fbc"/>
    </style:style>
    <style:style style:name="P140" style:family="paragraph" style:parent-style-name="Standard" style:list-style-name="L25">
      <style:text-properties style:text-underline-style="none" officeooo:rsid="0076dee2" officeooo:paragraph-rsid="0076dee2"/>
    </style:style>
    <style:style style:name="P141" style:family="paragraph" style:parent-style-name="Standard" style:list-style-name="L25">
      <style:text-properties style:text-underline-style="none" fo:font-weight="normal" officeooo:rsid="0076dee2" officeooo:paragraph-rsid="0076dee2" style:font-weight-asian="normal" style:font-weight-complex="normal"/>
    </style:style>
    <style:style style:name="P142" style:family="paragraph" style:parent-style-name="Standard" style:list-style-name="L26">
      <style:text-properties style:text-underline-style="none" fo:font-weight="normal" officeooo:rsid="0076dee2" officeooo:paragraph-rsid="0076dee2" style:font-weight-asian="normal" style:font-weight-complex="normal"/>
    </style:style>
    <style:style style:name="P143" style:family="paragraph" style:parent-style-name="Standard" style:list-style-name="L27">
      <style:text-properties style:text-underline-style="none" fo:font-weight="normal" officeooo:rsid="0072dbe9" officeooo:paragraph-rsid="0072dbe9" style:font-weight-asian="normal" style:font-weight-complex="normal"/>
    </style:style>
    <style:style style:name="P144" style:family="paragraph" style:parent-style-name="Standard" style:list-style-name="L24">
      <style:text-properties officeooo:rsid="00739fbc" officeooo:paragraph-rsid="00739fbc"/>
    </style:style>
    <style:style style:name="P145" style:family="paragraph" style:parent-style-name="Standard" style:list-style-name="L24">
      <style:text-properties officeooo:rsid="0074efb1" officeooo:paragraph-rsid="0074efb1"/>
    </style:style>
    <style:style style:name="P146" style:family="paragraph" style:parent-style-name="Standard" style:list-style-name="L25">
      <style:text-properties officeooo:rsid="0076dee2" officeooo:paragraph-rsid="0076dee2"/>
    </style:style>
    <style:style style:name="P147" style:family="paragraph" style:parent-style-name="Standard" style:list-style-name="L26">
      <style:text-properties officeooo:rsid="0076dee2" officeooo:paragraph-rsid="0076dee2"/>
    </style:style>
    <style:style style:name="P148" style:family="paragraph" style:parent-style-name="Standard" style:list-style-name="L27">
      <style:text-properties fo:font-weight="bold" officeooo:rsid="0072dbe9" officeooo:paragraph-rsid="0072dbe9" style:font-weight-asian="bold" style:font-weight-complex="bold"/>
    </style:style>
    <style:style style:name="P149" style:family="paragraph" style:parent-style-name="Text_20_body" style:list-style-name="L1"/>
    <style:style style:name="P150" style:family="paragraph" style:parent-style-name="Text_20_body" style:list-style-name="L2"/>
    <style:style style:name="P151" style:family="paragraph" style:parent-style-name="Text_20_body" style:list-style-name="L3"/>
    <style:style style:name="P152" style:family="paragraph" style:parent-style-name="Text_20_body" style:list-style-name="L4"/>
    <style:style style:name="P153" style:family="paragraph" style:parent-style-name="Text_20_body" style:list-style-name="L5"/>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8"/>
    <style:style style:name="P157" style:family="paragraph" style:parent-style-name="Text_20_body" style:list-style-name="L9"/>
    <style:style style:name="P158" style:family="paragraph" style:parent-style-name="Text_20_body" style:list-style-name="L1">
      <style:paragraph-properties fo:margin-top="0in" fo:margin-bottom="0in" loext:contextual-spacing="false"/>
    </style:style>
    <style:style style:name="P159" style:family="paragraph" style:parent-style-name="Text_20_body" style:list-style-name="L2">
      <style:paragraph-properties fo:margin-top="0in" fo:margin-bottom="0in" loext:contextual-spacing="false"/>
    </style:style>
    <style:style style:name="P160" style:family="paragraph" style:parent-style-name="Text_20_body" style:list-style-name="L3">
      <style:paragraph-properties fo:margin-top="0in" fo:margin-bottom="0in" loext:contextual-spacing="false"/>
    </style:style>
    <style:style style:name="P161" style:family="paragraph" style:parent-style-name="Text_20_body" style:list-style-name="L4">
      <style:paragraph-properties fo:margin-top="0in" fo:margin-bottom="0in" loext:contextual-spacing="false"/>
    </style:style>
    <style:style style:name="P162" style:family="paragraph" style:parent-style-name="Text_20_body" style:list-style-name="L5">
      <style:paragraph-properties fo:margin-top="0in" fo:margin-bottom="0in" loext:contextual-spacing="false"/>
    </style:style>
    <style:style style:name="P163" style:family="paragraph" style:parent-style-name="Text_20_body" style:list-style-name="L7">
      <style:paragraph-properties fo:margin-top="0in" fo:margin-bottom="0in" loext:contextual-spacing="false"/>
    </style:style>
    <style:style style:name="P164" style:family="paragraph" style:parent-style-name="Text_20_body" style:list-style-name="L8">
      <style:paragraph-properties fo:margin-top="0in" fo:margin-bottom="0in" loext:contextual-spacing="false"/>
    </style:style>
    <style:style style:name="P165" style:family="paragraph" style:parent-style-name="Text_20_body" style:list-style-name="L9">
      <style:paragraph-properties fo:margin-top="0in" fo:margin-bottom="0in" loext:contextual-spacing="false"/>
    </style:style>
    <style:style style:name="P166" style:family="paragraph" style:parent-style-name="Text_20_body" style:list-style-name="L10">
      <style:paragraph-properties fo:margin-top="0in" fo:margin-bottom="0in" loext:contextual-spacing="false"/>
      <style:text-properties officeooo:rsid="00f8fae1" officeooo:paragraph-rsid="00f8fae1"/>
    </style:style>
    <style:style style:name="P167" style:family="paragraph" style:parent-style-name="Text_20_body" style:list-style-name="L10">
      <style:paragraph-properties fo:margin-top="0in" fo:margin-bottom="0in" loext:contextual-spacing="false"/>
      <style:text-properties fo:font-weight="bold" officeooo:rsid="00f8fae1" officeooo:paragraph-rsid="00f8fae1" style:font-weight-asian="bold" style:font-weight-complex="bold"/>
    </style:style>
    <style:style style:name="P168" style:family="paragraph" style:parent-style-name="Text_20_body" style:list-style-name="L10">
      <style:paragraph-properties fo:margin-top="0in" fo:margin-bottom="0in" loext:contextual-spacing="false"/>
      <style:text-properties fo:font-weight="normal" officeooo:rsid="01103aa5" officeooo:paragraph-rsid="01103aa5" style:font-weight-asian="normal" style:font-weight-complex="normal"/>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officeooo:paragraph-rsid="010c7fa3"/>
    </style:style>
    <style:style style:name="P171" style:family="paragraph" style:parent-style-name="Heading_20_2">
      <style:text-properties officeooo:paragraph-rsid="005661bc"/>
    </style:style>
    <style:style style:name="P172" style:family="paragraph" style:parent-style-name="Heading_20_2">
      <style:text-properties officeooo:paragraph-rsid="003e9bc5"/>
    </style:style>
    <style:style style:name="P173" style:family="paragraph" style:parent-style-name="Heading_20_2">
      <style:text-properties style:text-underline-style="none"/>
    </style:style>
    <style:style style:name="P174" style:family="paragraph" style:parent-style-name="Heading_20_3">
      <style:text-properties officeooo:paragraph-rsid="005661bc"/>
    </style:style>
    <style:style style:name="P175" style:family="paragraph" style:parent-style-name="Heading_20_3">
      <style:text-properties style:text-underline-style="none"/>
    </style:style>
    <style:style style:name="P176" style:family="paragraph" style:parent-style-name="Contents_20_Heading">
      <style:paragraph-properties fo:break-before="page"/>
    </style:style>
    <style:style style:name="P177" style:family="paragraph" style:parent-style-name="Contents_20_1">
      <style:paragraph-properties>
        <style:tab-stops>
          <style:tab-stop style:position="6.9252in" style:type="right" style:leader-style="dotted" style:leader-text="."/>
        </style:tab-stops>
      </style:paragraph-properties>
    </style:style>
    <style:style style:name="P178" style:family="paragraph" style:parent-style-name="Contents_20_3">
      <style:paragraph-properties>
        <style:tab-stops>
          <style:tab-stop style:position="6.5319in" style:type="right" style:leader-style="dotted" style:leader-text="."/>
        </style:tab-stops>
      </style:paragraph-properties>
    </style:style>
    <style:style style:name="P17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bbccab"/>
    </style:style>
    <style:style style:name="T2" style:family="text">
      <style:text-properties style:font-name="Liberation Serif1" officeooo:rsid="00bbccab"/>
    </style:style>
    <style:style style:name="T3" style:family="text">
      <style:text-properties style:font-name="Liberation Serif" officeooo:rsid="00bbccab"/>
    </style:style>
    <style:style style:name="T4" style:family="text">
      <style:text-properties style:font-name="Liberation Serif" officeooo:rsid="00f6527b"/>
    </style:style>
    <style:style style:name="T5" style:family="text">
      <style:text-properties style:font-name="Liberation Serif" officeooo:rsid="00f66914"/>
    </style:style>
    <style:style style:name="T6" style:family="text">
      <style:text-properties officeooo:rsid="000cdcb7"/>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cdcb7" style:font-weight-asian="bold" style:font-weight-complex="bold"/>
    </style:style>
    <style:style style:name="T10" style:family="text">
      <style:text-properties fo:font-weight="bold" officeooo:rsid="003bb5a6" style:font-weight-asian="bold" style:font-weight-complex="bold"/>
    </style:style>
    <style:style style:name="T11" style:family="text">
      <style:text-properties fo:font-weight="bold" officeooo:rsid="0057c9b1" style:font-weight-asian="bold" style:font-weight-complex="bold"/>
    </style:style>
    <style:style style:name="T12" style:family="text">
      <style:text-properties fo:font-weight="bold" officeooo:rsid="00f74ccc"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cdcb7" style:font-weight-asian="normal" style:font-weight-complex="normal"/>
    </style:style>
    <style:style style:name="T15" style:family="text">
      <style:text-properties fo:font-weight="normal" officeooo:rsid="002ba226" style:font-weight-asian="normal" style:font-weight-complex="normal"/>
    </style:style>
    <style:style style:name="T16" style:family="text">
      <style:text-properties fo:font-weight="normal" officeooo:rsid="003361ae" style:font-weight-asian="normal" style:font-weight-complex="normal"/>
    </style:style>
    <style:style style:name="T17" style:family="text">
      <style:text-properties fo:font-weight="normal" officeooo:rsid="003bb5a6" style:font-weight-asian="normal" style:font-weight-complex="normal"/>
    </style:style>
    <style:style style:name="T18" style:family="text">
      <style:text-properties fo:font-weight="normal" officeooo:rsid="0057c9b1" style:font-weight-asian="normal" style:font-weight-complex="normal"/>
    </style:style>
    <style:style style:name="T19" style:family="text">
      <style:text-properties fo:font-weight="normal" officeooo:rsid="005b7f01" style:font-weight-asian="normal" style:font-weight-complex="normal"/>
    </style:style>
    <style:style style:name="T20" style:family="text">
      <style:text-properties fo:font-weight="normal" officeooo:rsid="005cc986" style:font-weight-asian="normal" style:font-weight-complex="normal"/>
    </style:style>
    <style:style style:name="T21" style:family="text">
      <style:text-properties fo:font-weight="normal" officeooo:rsid="00c13809" style:font-weight-asian="normal" style:font-weight-complex="normal"/>
    </style:style>
    <style:style style:name="T22" style:family="text">
      <style:text-properties fo:font-weight="normal" officeooo:rsid="00d84cd1" style:font-weight-asian="normal" style:font-weight-complex="normal"/>
    </style:style>
    <style:style style:name="T23" style:family="text">
      <style:text-properties fo:font-weight="normal" officeooo:rsid="00ebd7b0" style:font-weight-asian="normal" style:font-weight-complex="normal"/>
    </style:style>
    <style:style style:name="T24" style:family="text">
      <style:text-properties fo:font-weight="normal" officeooo:rsid="00f51a19" style:font-weight-asian="normal" style:font-weight-complex="normal"/>
    </style:style>
    <style:style style:name="T25" style:family="text">
      <style:text-properties fo:font-weight="normal" officeooo:rsid="011dda46"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0cdcb7" style:font-style-asian="italic" style:font-style-complex="italic"/>
    </style:style>
    <style:style style:name="T28" style:family="text">
      <style:text-properties fo:font-style="italic" officeooo:rsid="003a26b1"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0d91c8" style:font-style-asian="italic" style:font-weight-asian="normal" style:font-style-complex="italic" style:font-weight-complex="normal"/>
    </style:style>
    <style:style style:name="T31" style:family="text">
      <style:text-properties fo:font-style="italic" fo:font-weight="normal" officeooo:rsid="003bb5a6" style:font-style-asian="italic" style:font-weight-asian="normal" style:font-style-complex="italic" style:font-weight-complex="normal"/>
    </style:style>
    <style:style style:name="T32" style:family="text">
      <style:text-properties fo:font-style="italic" fo:font-weight="normal" officeooo:rsid="009431f4"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0cdcb7" style:font-style-asian="normal" style:font-style-complex="normal"/>
    </style:style>
    <style:style style:name="T35" style:family="text">
      <style:text-properties fo:font-style="normal" officeooo:rsid="001020c6"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bb5a6" style:font-style-asian="normal" style:font-weight-asian="normal" style:font-style-complex="normal" style:font-weight-complex="normal"/>
    </style:style>
    <style:style style:name="T38" style:family="text">
      <style:text-properties fo:font-style="normal" fo:font-weight="normal" officeooo:rsid="003ee70c" style:font-style-asian="normal" style:font-weight-asian="normal" style:font-style-complex="normal" style:font-weight-complex="normal"/>
    </style:style>
    <style:style style:name="T39" style:family="text">
      <style:text-properties fo:font-style="normal" fo:font-weight="normal" officeooo:rsid="00499910" style:font-style-asian="normal" style:font-weight-asian="normal" style:font-style-complex="normal" style:font-weight-complex="normal"/>
    </style:style>
    <style:style style:name="T40" style:family="text">
      <style:text-properties fo:font-style="normal" fo:font-weight="normal" officeooo:rsid="0060ab7b" style:font-style-asian="normal" style:font-weight-asian="normal" style:font-style-complex="normal" style:font-weight-complex="normal"/>
    </style:style>
    <style:style style:name="T41" style:family="text">
      <style:text-properties fo:font-style="normal" fo:font-weight="normal" officeooo:rsid="009431f4" style:font-style-asian="normal" style:font-weight-asian="normal" style:font-style-complex="normal" style:font-weight-complex="normal"/>
    </style:style>
    <style:style style:name="T42" style:family="text">
      <style:text-properties fo:font-style="normal" fo:font-weight="normal" officeooo:rsid="005d3ac8" style:font-style-asian="normal" style:font-weight-asian="normal" style:font-style-complex="normal" style:font-weight-complex="normal"/>
    </style:style>
    <style:style style:name="T43" style:family="text">
      <style:text-properties fo:font-style="normal" fo:font-weight="normal" officeooo:rsid="010aa8c8"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3bb5a6" style:font-style-asian="normal" style:font-weight-asian="bold" style:font-style-complex="normal" style:font-weight-complex="bold"/>
    </style:style>
    <style:style style:name="T46" style:family="text">
      <style:text-properties fo:font-style="normal" fo:font-weight="bold" officeooo:rsid="010aa8c8" style:font-style-asian="normal" style:font-weight-asian="bold" style:font-style-complex="normal" style:font-weight-complex="bold"/>
    </style:style>
    <style:style style:name="T47" style:family="text">
      <style:text-properties officeooo:rsid="001c9bf4"/>
    </style:style>
    <style:style style:name="T48" style:family="text">
      <style:text-properties officeooo:rsid="001e6433"/>
    </style:style>
    <style:style style:name="T49" style:family="text">
      <style:text-properties officeooo:rsid="0021cc5d"/>
    </style:style>
    <style:style style:name="T50" style:family="text">
      <style:text-properties officeooo:rsid="002981ff"/>
    </style:style>
    <style:style style:name="T51" style:family="text">
      <style:text-properties officeooo:rsid="002d2818"/>
    </style:style>
    <style:style style:name="T52" style:family="text">
      <style:text-properties officeooo:rsid="002f00da"/>
    </style:style>
    <style:style style:name="T53" style:family="text">
      <style:text-properties officeooo:rsid="0030061a"/>
    </style:style>
    <style:style style:name="T54" style:family="text">
      <style:text-properties officeooo:rsid="003199b4"/>
    </style:style>
    <style:style style:name="T55" style:family="text">
      <style:text-properties officeooo:rsid="003a26b1"/>
    </style:style>
    <style:style style:name="T56" style:family="text">
      <style:text-properties officeooo:rsid="003bb5a6"/>
    </style:style>
    <style:style style:name="T57" style:family="text">
      <style:text-properties officeooo:rsid="004234f7"/>
    </style:style>
    <style:style style:name="T58" style:family="text">
      <style:text-properties officeooo:rsid="0047ab4a"/>
    </style:style>
    <style:style style:name="T59" style:family="text">
      <style:text-properties officeooo:rsid="004dfc74"/>
    </style:style>
    <style:style style:name="T60" style:family="text">
      <style:text-properties officeooo:rsid="004eb3bb"/>
    </style:style>
    <style:style style:name="T61" style:family="text">
      <style:text-properties officeooo:rsid="004f70ea"/>
    </style:style>
    <style:style style:name="T62" style:family="text">
      <style:text-properties officeooo:rsid="0060ebd6"/>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none"/>
    </style:style>
    <style:style style:name="T66" style:family="text">
      <style:text-properties style:text-underline-style="none" officeooo:rsid="0065435d"/>
    </style:style>
    <style:style style:name="T67" style:family="text">
      <style:text-properties style:text-underline-style="none" officeooo:rsid="006936a1"/>
    </style:style>
    <style:style style:name="T68" style:family="text">
      <style:text-properties style:text-underline-style="none" officeooo:rsid="00710889"/>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07bf866" style:font-weight-asian="normal" style:font-weight-complex="normal"/>
    </style:style>
    <style:style style:name="T72" style:family="text">
      <style:text-properties style:text-underline-style="none" officeooo:rsid="0074efb1"/>
    </style:style>
    <style:style style:name="T73" style:family="text">
      <style:text-properties style:text-underline-style="none" officeooo:rsid="008d0dff"/>
    </style:style>
    <style:style style:name="T74" style:family="text">
      <style:text-properties style:text-underline-style="none" officeooo:rsid="008ff2c3"/>
    </style:style>
    <style:style style:name="T75" style:family="text">
      <style:text-properties style:text-underline-style="none" officeooo:rsid="0091321f"/>
    </style:style>
    <style:style style:name="T76" style:family="text">
      <style:text-properties style:text-underline-style="none" officeooo:rsid="00c9b8a9"/>
    </style:style>
    <style:style style:name="T77" style:family="text">
      <style:text-properties style:text-underline-style="none" officeooo:rsid="00d31cf6"/>
    </style:style>
    <style:style style:name="T78" style:family="text">
      <style:text-properties style:text-underline-style="none" officeooo:rsid="00d3acc4"/>
    </style:style>
    <style:style style:name="T79" style:family="text">
      <style:text-properties style:text-underline-style="none" officeooo:rsid="00d53874"/>
    </style:style>
    <style:style style:name="T80" style:family="text">
      <style:text-properties style:text-underline-style="none" officeooo:rsid="00db8eb7"/>
    </style:style>
    <style:style style:name="T81" style:family="text">
      <style:text-properties style:text-underline-style="none" officeooo:rsid="00e1f498"/>
    </style:style>
    <style:style style:name="T82" style:family="text">
      <style:text-properties officeooo:rsid="0064222a"/>
    </style:style>
    <style:style style:name="T83" style:family="text">
      <style:text-properties officeooo:rsid="00802a18"/>
    </style:style>
    <style:style style:name="T84" style:family="text">
      <style:text-properties officeooo:rsid="0080ed01"/>
    </style:style>
    <style:style style:name="T85" style:family="text">
      <style:text-properties officeooo:rsid="0083bcc1"/>
    </style:style>
    <style:style style:name="T86" style:family="text">
      <style:text-properties officeooo:rsid="0085611a"/>
    </style:style>
    <style:style style:name="T87" style:family="text">
      <style:text-properties officeooo:rsid="008de813"/>
    </style:style>
    <style:style style:name="T88" style:family="text">
      <style:text-properties officeooo:rsid="0092cc1e"/>
    </style:style>
    <style:style style:name="T89" style:family="text">
      <style:text-properties officeooo:rsid="0096a381"/>
    </style:style>
    <style:style style:name="T90" style:family="text">
      <style:text-properties officeooo:rsid="009be0f1"/>
    </style:style>
    <style:style style:name="T91" style:family="text">
      <style:text-properties officeooo:rsid="009d8417"/>
    </style:style>
    <style:style style:name="T92" style:family="text">
      <style:text-properties officeooo:rsid="009d9d90"/>
    </style:style>
    <style:style style:name="T93" style:family="text">
      <style:text-properties officeooo:rsid="00ab8da1"/>
    </style:style>
    <style:style style:name="T94" style:family="text">
      <style:text-properties officeooo:rsid="00b14151"/>
    </style:style>
    <style:style style:name="T95" style:family="text">
      <style:text-properties officeooo:rsid="00b367f2"/>
    </style:style>
    <style:style style:name="T96" style:family="text">
      <style:text-properties officeooo:rsid="00b99c4b"/>
    </style:style>
    <style:style style:name="T97" style:family="text">
      <style:text-properties officeooo:rsid="00baa025"/>
    </style:style>
    <style:style style:name="T98" style:family="text">
      <style:text-properties officeooo:rsid="005d3ac8"/>
    </style:style>
    <style:style style:name="T99" style:family="text">
      <style:text-properties officeooo:rsid="00c1309b"/>
    </style:style>
    <style:style style:name="T100" style:family="text">
      <style:text-properties officeooo:rsid="00c2b186"/>
    </style:style>
    <style:style style:name="T101" style:family="text">
      <style:text-properties officeooo:rsid="00c384f4"/>
    </style:style>
    <style:style style:name="T102" style:family="text">
      <style:text-properties officeooo:rsid="00c6603c"/>
    </style:style>
    <style:style style:name="T103" style:family="text">
      <style:text-properties officeooo:rsid="00c6e155"/>
    </style:style>
    <style:style style:name="T104" style:family="text">
      <style:text-properties officeooo:rsid="00c7d92b"/>
    </style:style>
    <style:style style:name="T105" style:family="text">
      <style:text-properties officeooo:rsid="00cf5d4a"/>
    </style:style>
    <style:style style:name="T106" style:family="text">
      <style:text-properties officeooo:rsid="00d84cd1"/>
    </style:style>
    <style:style style:name="T107" style:family="text">
      <style:text-properties officeooo:rsid="00da4073"/>
    </style:style>
    <style:style style:name="T108" style:family="text">
      <style:text-properties officeooo:rsid="00e9256a"/>
    </style:style>
    <style:style style:name="T109" style:family="text">
      <style:text-properties officeooo:rsid="00ed0165"/>
    </style:style>
    <style:style style:name="T110" style:family="text">
      <style:text-properties officeooo:rsid="00eea10d"/>
    </style:style>
    <style:style style:name="T111" style:family="text">
      <style:text-properties officeooo:rsid="00f1c84b"/>
    </style:style>
    <style:style style:name="T112" style:family="text">
      <style:text-properties officeooo:rsid="00f51a19"/>
    </style:style>
    <style:style style:name="T113" style:family="text">
      <style:text-properties officeooo:rsid="00f74ccc"/>
    </style:style>
    <style:style style:name="T114" style:family="text">
      <style:text-properties officeooo:rsid="00f8fae1"/>
    </style:style>
    <style:style style:name="T115" style:family="text">
      <style:text-properties officeooo:rsid="00fa9a67"/>
    </style:style>
    <style:style style:name="T116" style:family="text">
      <style:text-properties officeooo:rsid="00fb22ed"/>
    </style:style>
    <style:style style:name="T117" style:family="text">
      <style:text-properties officeooo:rsid="00fdf848"/>
    </style:style>
    <style:style style:name="T118" style:family="text">
      <style:text-properties officeooo:rsid="00ffac12"/>
    </style:style>
    <style:style style:name="T119" style:family="text">
      <style:text-properties officeooo:rsid="010420ec"/>
    </style:style>
    <style:style style:name="T120" style:family="text">
      <style:text-properties officeooo:rsid="0105cd6d"/>
    </style:style>
    <style:style style:name="T121" style:family="text">
      <style:text-properties officeooo:rsid="01077fbf"/>
    </style:style>
    <style:style style:name="T122" style:family="text">
      <style:text-properties officeooo:rsid="010a994a"/>
    </style:style>
    <style:style style:name="T123" style:family="text">
      <style:text-properties officeooo:rsid="010aa8c8"/>
    </style:style>
    <style:style style:name="T124" style:family="text">
      <style:text-properties officeooo:rsid="01142255"/>
    </style:style>
    <style:style style:name="T125" style:family="text">
      <style:text-properties officeooo:rsid="0118bc5f"/>
    </style:style>
    <style:style style:name="T126" style:family="text">
      <style:text-properties officeooo:rsid="01207c2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6">
      <text:list-level-style-number text:level="1" text:style-name="Numbering_20_Symbols" style:num-suffix="." style:num-format="a" text:start-value="3">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C-ICAP Classify <text:span text:style-name="T54">Data </text:span>Training Guide</text:p>
      <text:p text:style-name="P114">Practical <text:span text:style-name="T53">I</text:span>nstructions and Lessons Learned</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0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6">Table of Contents</text:p>
          </text:index-title>
          <text:p text:style-name="P177"><text:a xlink:type="simple" xlink:href="#__RefHeading___Toc1920_1344751722" text:style-name="Index_20_Link" text:visited-style-name="Index_20_Link">Creative Commons Attribution-NonCommercial-ShareAlike 4.0 International Public License<text:tab/>4</text:a></text:p>
          <text:p text:style-name="P177"><text:a xlink:type="simple" xlink:href="#__RefHeading__509_1268556300" text:style-name="Index_20_Link" text:visited-style-name="Index_20_Link">Stop and Think<text:tab/>9</text:a></text:p>
          <text:p text:style-name="P179"><text:a xlink:type="simple" xlink:href="#__RefHeading___Toc1922_1344751722" text:style-name="Index_20_Link" text:visited-style-name="Index_20_Link">Moral and Ethical Quandary<text:tab/>9</text:a></text:p>
          <text:p text:style-name="P178"><text:a xlink:type="simple" xlink:href="#__RefHeading___Toc1924_1344751722" text:style-name="Index_20_Link" text:visited-style-name="Index_20_Link">Protecting Yourself<text:tab/>9</text:a></text:p>
          <text:p text:style-name="P179"><text:a xlink:type="simple" xlink:href="#__RefHeading__511_1268556300" text:style-name="Index_20_Link" text:visited-style-name="Index_20_Link">Legal<text:tab/>9</text:a></text:p>
          <text:p text:style-name="P178"><text:a xlink:type="simple" xlink:href="#__RefHeading___Toc1946_1344751722" text:style-name="Index_20_Link" text:visited-style-name="Index_20_Link">Copyright Issues<text:tab/>10</text:a></text:p>
          <text:p text:style-name="P179"><text:a xlink:type="simple" xlink:href="#__RefHeading__517_1268556300" text:style-name="Index_20_Link" text:visited-style-name="Index_20_Link">Best Practices<text:tab/>10</text:a></text:p>
          <text:p text:style-name="P179"><text:a xlink:type="simple" xlink:href="#__RefHeading__548_2059271890" text:style-name="Index_20_Link" text:visited-style-name="Index_20_Link">Disclaimer<text:tab/>10</text:a></text:p>
          <text:p text:style-name="P177"><text:a xlink:type="simple" xlink:href="#__RefHeading__503_1268556300" text:style-name="Index_20_Link" text:visited-style-name="Index_20_Link">Setting Up Directories and Naming Conventions<text:tab/>11</text:a></text:p>
          <text:p text:style-name="P179"><text:a xlink:type="simple" xlink:href="#__RefHeading__112_1268556300" text:style-name="Index_20_Link" text:visited-style-name="Index_20_Link">Recommended Directory Layout<text:tab/>11</text:a></text:p>
          <text:p text:style-name="P179"><text:a xlink:type="simple" xlink:href="#__RefHeading__114_1268556300" text:style-name="Index_20_Link" text:visited-style-name="Index_20_Link">Naming of Files<text:tab/>12</text:a></text:p>
          <text:p text:style-name="P179"><text:a xlink:type="simple" xlink:href="#__RefHeading__116_1268556300" text:style-name="Index_20_Link" text:visited-style-name="Index_20_Link">Naming of Categories<text:tab/>13</text:a></text:p>
          <text:p text:style-name="P178"><text:a xlink:type="simple" xlink:href="#__RefHeading__118_1268556300" text:style-name="Index_20_Link" text:visited-style-name="Index_20_Link">Restrictions:<text:tab/>13</text:a></text:p>
          <text:p text:style-name="P178"><text:a xlink:type="simple" xlink:href="#__RefHeading__120_1268556300" text:style-name="Index_20_Link" text:visited-style-name="Index_20_Link">Recommendation:<text:tab/>13</text:a></text:p>
          <text:p text:style-name="P179"><text:a xlink:type="simple" xlink:href="#__RefHeading__122_1268556300" text:style-name="Index_20_Link" text:visited-style-name="Index_20_Link">Format of Source Data<text:tab/>13</text:a></text:p>
          <text:p text:style-name="P179"><text:a xlink:type="simple" xlink:href="#__RefHeading__3405_1816999379" text:style-name="Index_20_Link" text:visited-style-name="Index_20_Link">Location of programs<text:tab/>13</text:a></text:p>
          <text:p text:style-name="P177"><text:a xlink:type="simple" xlink:href="#__RefHeading__505_1268556300" text:style-name="Index_20_Link" text:visited-style-name="Index_20_Link">Acquiring Training Source Data<text:tab/>14</text:a></text:p>
          <text:p text:style-name="P179"><text:a xlink:type="simple" xlink:href="#__RefHeading__124_1268556300" text:style-name="Index_20_Link" text:visited-style-name="Index_20_Link">Using anysite-singlelanguage.py<text:tab/>14</text:a></text:p>
          <text:p text:style-name="P179"><text:a xlink:type="simple" xlink:href="#__RefHeading__507_1268556300" text:style-name="Index_20_Link" text:visited-style-name="Index_20_Link">When anysite-singlelanguage.sh doesn't work<text:tab/>15</text:a></text:p>
          <text:p text:style-name="P177"><text:a xlink:type="simple" xlink:href="#__RefHeading__508_2059271890" text:style-name="Index_20_Link" text:visited-style-name="Index_20_Link">Training Scripts and Parameters<text:tab/>16</text:a></text:p>
          <text:p text:style-name="P179"><text:a xlink:type="simple" xlink:href="#__RefHeading__546_2059271890" text:style-name="Index_20_Link" text:visited-style-name="Index_20_Link">training_config.sh<text:tab/>16</text:a></text:p>
          <text:p text:style-name="P178"><text:a xlink:type="simple" xlink:href="#__RefHeading__532_2059271890" text:style-name="Index_20_Link" text:visited-style-name="Index_20_Link">Primary and Secondary Hash Keys<text:tab/>16</text:a></text:p>
          <text:p text:style-name="P178"><text:a xlink:type="simple" xlink:href="#__RefHeading__534_2059271890" text:style-name="Index_20_Link" text:visited-style-name="Index_20_Link">topdir<text:tab/>17</text:a></text:p>
          <text:p text:style-name="P178"><text:a xlink:type="simple" xlink:href="#__RefHeading__525_2059271890" text:style-name="Index_20_Link" text:visited-style-name="Index_20_Link">threads<text:tab/>17</text:a></text:p>
          <text:p text:style-name="P178"><text:a xlink:type="simple" xlink:href="#__RefHeading__527_2059271890" text:style-name="Index_20_Link" text:visited-style-name="Index_20_Link">fnb/fhs_training_threshold<text:tab/>17</text:a></text:p>
          <text:p text:style-name="P178"><text:a xlink:type="simple" xlink:href="#__RefHeading__1153_962769432" text:style-name="Index_20_Link" text:visited-style-name="Index_20_Link">fnb/fhs_nml_threshold<text:tab/>18</text:a></text:p>
          <text:p text:style-name="P178"><text:a xlink:type="simple" xlink:href="#__RefHeading__1624_2124483645" text:style-name="Index_20_Link" text:visited-style-name="Index_20_Link">Related Categories<text:tab/>18</text:a></text:p>
          <text:p text:style-name="P178"><text:a xlink:type="simple" xlink:href="#__RefHeading__1610_1976197167" text:style-name="Index_20_Link" text:visited-style-name="Index_20_Link">Relevant C-ICAP Classify Service Settings<text:tab/>19</text:a></text:p>
          <text:p text:style-name="P179"><text:a xlink:type="simple" xlink:href="#__RefHeading__514_2059271890" text:style-name="Index_20_Link" text:visited-style-name="Index_20_Link">Doing a Straight Build<text:tab/>20</text:a></text:p>
          <text:p text:style-name="P179"><text:a xlink:type="simple" xlink:href="#__RefHeading__518_2059271890" text:style-name="Index_20_Link" text:visited-style-name="Index_20_Link">Let The Classifier Train Itself<text:tab/>20</text:a></text:p>
          <text:p text:style-name="P179"><text:a xlink:type="simple" xlink:href="#__RefHeading__510_2059271890" text:style-name="Index_20_Link" text:visited-style-name="Index_20_Link">Restaging Training Data<text:tab/>21</text:a></text:p>
          <text:p text:style-name="P179"><text:a xlink:type="simple" xlink:href="#__RefHeading__521_2059271890" text:style-name="Index_20_Link" text:visited-style-name="Index_20_Link">stage_possible.sh<text:tab/>21</text:a></text:p>
          <text:p text:style-name="P179"><text:a xlink:type="simple" xlink:href="#__RefHeading__506_2059271890" text:style-name="Index_20_Link" text:visited-style-name="Index_20_Link">Zero Setting Your Data (using fnb_zeroset.sh)<text:tab/>22</text:a></text:p>
          <text:p text:style-name="P179"><text:a xlink:type="simple" xlink:href="#__RefHeading__536_2059271890" text:style-name="Index_20_Link" text:visited-style-name="Index_20_Link">report.py<text:tab/>22</text:a></text:p>
          <text:p text:style-name="P177"><text:a xlink:type="simple" xlink:href="#__RefHeading__552_2059271890" text:style-name="Index_20_Link" text:visited-style-name="Index_20_Link">Training Best Practices<text:tab/>23</text:a></text:p>
          <text:p text:style-name="P179"><text:a xlink:type="simple" xlink:href="#__RefHeading__1119_962769432" text:style-name="Index_20_Link" text:visited-style-name="Index_20_Link">Retain Source Data<text:tab/>23</text:a></text:p>
          <text:p text:style-name="P179"><text:a xlink:type="simple" xlink:href="#__RefHeading__1121_962769432" text:style-name="Index_20_Link" text:visited-style-name="Index_20_Link">Quality of Data / Choosing Data Sources<text:tab/>23</text:a></text:p>
          <text:p text:style-name="P178"><text:a xlink:type="simple" xlink:href="#__RefHeading__1123_962769432" text:style-name="Index_20_Link" text:visited-style-name="Index_20_Link">Long Documents<text:tab/>24</text:a></text:p>
          <text:p text:style-name="P178"><text:a xlink:type="simple" xlink:href="#__RefHeading__1619_1976197167" text:style-name="Index_20_Link" text:visited-style-name="Index_20_Link">Short Documents<text:tab/>24</text:a></text:p>
          <text:p text:style-name="P178"><text:a xlink:type="simple" xlink:href="#__RefHeading__1125_962769432" text:style-name="Index_20_Link" text:visited-style-name="Index_20_Link">Multiple Documents From the Same Site<text:tab/>24</text:a></text:p>
          <text:p text:style-name="P178"><text:a xlink:type="simple" xlink:href="#__RefHeading__1127_962769432" text:style-name="Index_20_Link" text:visited-style-name="Index_20_Link">Varied Data<text:tab/>25</text:a></text:p>
          <text:p text:style-name="P178"><text:a xlink:type="simple" xlink:href="#__RefHeading__1149_962769432" text:style-name="Index_20_Link" text:visited-style-name="Index_20_Link">No Mans Land (nml)<text:tab/>25</text:a></text:p>
          <text:p text:style-name="P179"><text:a xlink:type="simple" xlink:href="#__RefHeading__1129_962769432" text:style-name="Index_20_Link" text:visited-style-name="Index_20_Link">Multiple Language Training and Machine Translation<text:tab/>25</text:a></text:p>
          <text:p text:style-name="P179"><text:a xlink:type="simple" xlink:href="#__RefHeading__1131_962769432" text:style-name="Index_20_Link" text:visited-style-name="Index_20_Link">Testing and Deployment Strategies<text:tab/>26</text:a></text:p>
          <text:p text:style-name="P178"><text:soft-page-break/><text:a xlink:type="simple" xlink:href="#__RefHeading__1133_962769432" text:style-name="Index_20_Link" text:visited-style-name="Index_20_Link">Development Group<text:tab/>26</text:a></text:p>
          <text:p text:style-name="P178"><text:a xlink:type="simple" xlink:href="#__RefHeading__1135_962769432" text:style-name="Index_20_Link" text:visited-style-name="Index_20_Link">Employees<text:tab/>26</text:a></text:p>
          <text:p text:style-name="P178"><text:a xlink:type="simple" xlink:href="#__RefHeading__1137_962769432" text:style-name="Index_20_Link" text:visited-style-name="Index_20_Link">Investors<text:tab/>26</text:a></text:p>
          <text:p text:style-name="P178"><text:a xlink:type="simple" xlink:href="#__RefHeading__1139_962769432" text:style-name="Index_20_Link" text:visited-style-name="Index_20_Link">Trial Group<text:tab/>26</text:a></text:p>
          <text:p text:style-name="P178"><text:a xlink:type="simple" xlink:href="#__RefHeading__1141_962769432" text:style-name="Index_20_Link" text:visited-style-name="Index_20_Link">General Release<text:tab/>26</text:a></text:p>
          <text:p text:style-name="P178"><text:a xlink:type="simple" xlink:href="#__RefHeading__1143_962769432" text:style-name="Index_20_Link" text:visited-style-name="Index_20_Link">Non-Enforcing Trial<text:tab/>27</text:a></text:p>
          <text:p text:style-name="P177"><text:a xlink:type="simple" xlink:href="#__RefHeading__1145_962769432" text:style-name="Index_20_Link" text:visited-style-name="Index_20_Link">Optimization Strategies<text:tab/>28</text:a></text:p>
          <text:p text:style-name="P179"><text:a xlink:type="simple" xlink:href="#__RefHeading__1147_962769432" text:style-name="Index_20_Link" text:visited-style-name="Index_20_Link">C-ICAP Classify Is Secondary to a URL or Other Content Filter<text:tab/>28</text:a></text:p>
          <text:p text:style-name="P179"><text:a xlink:type="simple" xlink:href="#__RefHeading__1151_962769432" text:style-name="Index_20_Link" text:visited-style-name="Index_20_Link">Zero Set the Data<text:tab/>28</text:a></text:p>
          <text:p text:style-name="P179"><text:a xlink:type="simple" xlink:href="#__RefHeading__1612_1976197167" text:style-name="Index_20_Link" text:visited-style-name="Index_20_Link">False Optimization: Don't Fall Into Traps<text:tab/>28</text:a></text:p>
          <text:p text:style-name="P178"><text:a xlink:type="simple" xlink:href="#__RefHeading__1614_1976197167" text:style-name="Index_20_Link" text:visited-style-name="Index_20_Link">If I Remove NML, It Saves Memory and Will Run Faster<text:tab/>28</text:a></text:p>
          <text:p text:style-name="P178"><text:a xlink:type="simple" xlink:href="#__RefHeading__1616_1976197167" text:style-name="Index_20_Link" text:visited-style-name="Index_20_Link">If I Don't Load Category X, It Will Save Memory and Run Faster<text:tab/>29</text:a></text:p>
        </text:index-body>
      </text:table-of-content>
      <text:p text:style-name="P108"/>
      <text:h text:style-name="P169" text:outline-level="1"><text:bookmark-start text:name="__RefHeading___Toc1920_1344751722"/>Creative Commons Attribution-NonCommercial-ShareAlike 4.0 International Public License<text:bookmark-end text:name="__RefHeading___Toc1920_1344751722"/></text:h>
      <text:p text:style-name="Text_20_body">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text:bookmark text:name="s1"/><text:span text:style-name="Strong_20_Emphasis">Section 1 – Definitions.</text:span></text:p>
      <text:list xml:id="list6793264465712568988" text:style-name="L1">
        <text:list-item>
          <text:p text:style-name="P158"><text:bookmark text:name="s1a"/><text:span text:style-name="Strong_20_Emphasi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 </text:p>
        </text:list-item>
        <text:list-item>
          <text:p text:style-name="P158"><text:bookmark text:name="s1b"/><text:span text:style-name="Strong_20_Emphasis">Adapter's License</text:span> means the license You apply to Your Copyright and Similar Rights in Your contributions to Adapted Material in accordance with the terms and conditions of this Public License. </text:p>
        </text:list-item>
        <text:list-item>
          <text:p text:style-name="P158"><text:bookmark text:name="s1c"/><text:span text:style-name="Strong_20_Emphasis">BY-NC-SA Compatible License</text:span> means a license listed at <text:a xlink:type="simple" xlink:href="http://creativecommons.org/compatiblelicenses" text:style-name="Internet_20_link" text:visited-style-name="Visited_20_Internet_20_Link">creativecommons.org/compatiblelicenses</text:a>, approved by Creative Commons as essentially the equivalent of this Public License. </text:p>
        </text:list-item>
        <text:list-item>
          <text:p text:style-name="P158"><text:bookmark text:name="s1d"/><text:span text:style-name="Strong_20_Emphasis">Copyright and Similar Rights</text:span>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text:a xlink:type="simple" xlink:href="http://creativecommons.org/licenses/by-nc-sa/4.0/legalcode#s2b" text:style-name="Internet_20_link" text:visited-style-name="Visited_20_Internet_20_Link">2(b)(1)-(2)</text:a> are not Copyright and Similar Rights. </text:p>
        </text:list-item>
        <text:list-item>
          <text:p text:style-name="P158"><text:bookmark text:name="s1e"/><text:span text:style-name="Strong_20_Emphasis">Effective Technological Measures</text:span> means those measures that, in the absence of proper authority, may not be circumvented under laws fulfilling obligations under Article 11 of the WIPO Copyright Treaty adopted on December 20, 1996, and/or similar international agreements. </text:p>
        </text:list-item>
        <text:list-item>
          <text:p text:style-name="P158"><text:bookmark text:name="s1f"/><text:span text:style-name="Strong_20_Emphasis">Exceptions and Limitations</text:span> means fair use, fair dealing, and/or any other exception or limitation to Copyright and Similar Rights that applies to Your use of the Licensed Material. </text:p>
        </text:list-item>
        <text:list-item>
          <text:p text:style-name="P158"><text:bookmark text:name="s1g"/><text:span text:style-name="Strong_20_Emphasis">License Elements</text:span> means the license attributes listed in the name of a Creative Commons Public License. The License Elements of this Public License are Attribution, NonCommercial, and ShareAlike. </text:p>
        </text:list-item>
        <text:list-item>
          <text:p text:style-name="P158"><text:bookmark text:name="s1h"/><text:span text:style-name="Strong_20_Emphasis">Licensed Material</text:span> means the artistic or literary work, database, or other material to which the Licensor applied this Public License. </text:p>
        </text:list-item>
        <text:list-item>
          <text:p text:style-name="P158"><text:bookmark text:name="s1i"/><text:span text:style-name="Strong_20_Emphasis">Licensed Rights</text:span> means the rights granted to You subject to the terms and conditions of this Public License, which are limited to all Copyright and Similar Rights that apply to Your use of the Licensed Material and that the Licensor has authority to license. </text:p>
        </text:list-item>
        <text:list-item>
          <text:p text:style-name="P158"><text:bookmark text:name="s1j"/><text:span text:style-name="Strong_20_Emphasis">Licensor</text:span> means the individual(s) or entity(ies) granting rights under this Public License. </text:p>
        </text:list-item>
        <text:list-item>
          <text:p text:style-name="P158"><text:bookmark text:name="s1k"/><text:span text:style-name="Strong_20_Emphasis">NonCommercial</text:span> means not primarily intended for or directed towards commercial advantage or monetary compensation. For purposes of this Public License, the exchange of the Licensed <text:soft-page-break/>Material for other material subject to Copyright and Similar Rights by digital file-sharing or similar means is NonCommercial provided there is no payment of monetary compensation in connection with the exchange. </text:p>
        </text:list-item>
        <text:list-item>
          <text:p text:style-name="P158"><text:bookmark text:name="s1l"/><text:span text:style-name="Strong_20_Emphasi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p>
        </text:list-item>
        <text:list-item>
          <text:p text:style-name="P158"><text:bookmark text:name="s1m"/><text:span text:style-name="Strong_20_Emphasi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 </text:p>
        </text:list-item>
        <text:list-item>
          <text:p text:style-name="P149"><text:bookmark text:name="s1n"/><text:span text:style-name="Strong_20_Emphasis">You</text:span> means the individual or entity exercising the Licensed Rights under this Public License. <text:span text:style-name="Strong_20_Emphasis">Your</text:span> has a corresponding meaning. </text:p>
        </text:list-item>
      </text:list>
      <text:p text:style-name="Text_20_body"><text:bookmark text:name="s2"/><text:span text:style-name="Strong_20_Emphasis">Section 2 – Scope.</text:span></text:p>
      <text:list xml:id="list9189719476115129359" text:style-name="L2">
        <text:list-item>
          <text:p text:style-name="P159"><text:bookmark text:name="s2a"/><text:span text:style-name="Strong_20_Emphasis">License grant</text:span>. </text:p>
          <text:list>
            <text:list-item>
              <text:p text:style-name="P159"><text:bookmark text:name="s2a1"/>Subject to the terms and conditions of this Public License, the Licensor hereby grants You a worldwide, royalty-free, non-sublicensable, non-exclusive, irrevocable license to exercise the Licensed Rights in the Licensed Material to: </text:p>
              <text:list>
                <text:list-item>
                  <text:p text:style-name="P159"><text:bookmark text:name="s2a1A"/>reproduce and Share the Licensed Material, in whole or in part, for NonCommercial purposes only; and </text:p>
                </text:list-item>
                <text:list-item>
                  <text:p text:style-name="P159"><text:bookmark text:name="s2a1B"/>produce, reproduce, and Share Adapted Material for NonCommercial purposes only. </text:p>
                </text:list-item>
              </text:list>
            </text:list-item>
            <text:list-item>
              <text:p text:style-name="P159"><text:bookmark text:name="s2a2"/><text:span text:style-name="T63">Exceptions and Limitations</text:span>. For the avoidance of doubt, where Exceptions and Limitations apply to Your use, this Public License does not apply, and You do not need to comply with its terms and conditions. </text:p>
            </text:list-item>
            <text:list-item>
              <text:p text:style-name="P159"><text:bookmark text:name="s2a3"/><text:span text:style-name="T63">Term</text:span>. The term of this Public License is specified in Section <text:a xlink:type="simple" xlink:href="http://creativecommons.org/licenses/by-nc-sa/4.0/legalcode#s6a" text:style-name="Internet_20_link" text:visited-style-name="Visited_20_Internet_20_Link">6(a)</text:a>. </text:p>
            </text:list-item>
            <text:list-item>
              <text:p text:style-name="P159"><text:bookmark text:name="s2a4"/><text:span text:style-name="T63">Media and formats; technical modifications allowed</text:span>.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a xlink:type="simple" xlink:href="http://creativecommons.org/licenses/by-nc-sa/4.0/legalcode#s2a4" text:style-name="Internet_20_link" text:visited-style-name="Visited_20_Internet_20_Link">2(a)(4)</text:a> never produces Adapted Material. </text:p>
            </text:list-item>
            <text:list-item>
              <text:p text:style-name="P159"><text:bookmark text:name="s2a5"/><text:span text:style-name="T63">Downstream recipients</text:span>. </text:p>
              <text:list>
                <text:list-item>
                  <text:p text:style-name="P159"><text:bookmark text:name="s2a5A"/><text:span text:style-name="T63">Offer from the Licensor – Licensed Material</text:span>. Every recipient of the Licensed Material automatically receives an offer from the Licensor to exercise the Licensed Rights under the terms and conditions of this Public License. </text:p>
                </text:list-item>
                <text:list-item>
                  <text:p text:style-name="P159"><text:bookmark text:name="s2a5B"/><text:span text:style-name="T63">Additional offer from the Licensor – Adapted Material</text:span>. Every recipient of Adapted Material from You automatically receives an offer from the Licensor to exercise the Licensed Rights in the Adapted Material under the conditions of the Adapter’s License You apply. </text:p>
                </text:list-item>
                <text:list-item>
                  <text:p text:style-name="P159"><text:bookmark text:name="s2a5C"/><text:span text:style-name="T63">No downstream restrictions</text:span>. You may not offer or impose any additional or different terms or conditions on, or apply any Effective Technological Measures <text:soft-page-break/>to, the Licensed Material if doing so restricts exercise of the Licensed Rights by any recipient of the Licensed Material. </text:p>
                </text:list-item>
              </text:list>
            </text:list-item>
            <text:list-item>
              <text:p text:style-name="P159"><text:bookmark text:name="s2a6"/><text:span text:style-name="T63">No endorsement</text:span>.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a xlink:type="simple" xlink:href="http://creativecommons.org/licenses/by-nc-sa/4.0/legalcode#s3a1Ai" text:style-name="Internet_20_link" text:visited-style-name="Visited_20_Internet_20_Link">3(a)(1)(A)(i)</text:a>. </text:p>
            </text:list-item>
          </text:list>
        </text:list-item>
        <text:list-item>
          <text:p text:style-name="P150"><text:bookmark text:name="s2b"/><text:span text:style-name="Strong_20_Emphasis">Other rights</text:span>.</text:p>
          <text:list>
            <text:list-item>
              <text:p text:style-name="P159"><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 </text:p>
            </text:list-item>
            <text:list-item>
              <text:p text:style-name="P159"><text:bookmark text:name="s2b2"/>Patent and trademark rights are not licensed under this Public License. </text:p>
            </text:list-item>
            <text:list-item>
              <text:p text:style-name="P150"><text:bookmark text:name="s2b3"/>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 </text:p>
            </text:list-item>
          </text:list>
        </text:list-item>
      </text:list>
      <text:p text:style-name="Text_20_body"><text:bookmark text:name="s3"/><text:span text:style-name="Strong_20_Emphasis">Section 3 – License Conditions.</text:span></text:p>
      <text:p text:style-name="Text_20_body">Your exercise of the Licensed Rights is expressly made subject to the following conditions.</text:p>
      <text:list xml:id="list3404994141822031394" text:style-name="L3">
        <text:list-item>
          <text:p text:style-name="P151"><text:bookmark text:name="s3a"/><text:span text:style-name="Strong_20_Emphasis">Attribution</text:span>.</text:p>
          <text:list>
            <text:list-item>
              <text:p text:style-name="P151"><text:bookmark text:name="s3a1"/>If You Share the Licensed Material (including in modified form), You must:</text:p>
              <text:list>
                <text:list-item>
                  <text:p text:style-name="P160"><text:bookmark text:name="s3a1A"/>retain the following if it is supplied by the Licensor with the Licensed Material: </text:p>
                  <text:list>
                    <text:list-item>
                      <text:p text:style-name="P160"><text:bookmark text:name="s3a1Ai"/>identification of the creator(s) of the Licensed Material and any others designated to receive attribution, in any reasonable manner requested by the Licensor (including by pseudonym if designated); </text:p>
                    </text:list-item>
                    <text:list-item>
                      <text:p text:style-name="P160"><text:bookmark text:name="s3a1Aii"/>a copyright notice; </text:p>
                    </text:list-item>
                    <text:list-item>
                      <text:p text:style-name="P160"><text:bookmark text:name="s3a1Aiii"/>a notice that refers to this Public License; </text:p>
                    </text:list-item>
                    <text:list-item>
                      <text:p text:style-name="P160"><text:bookmark text:name="s3a1Aiv"/>a notice that refers to the disclaimer of warranties; </text:p>
                    </text:list-item>
                    <text:list-item>
                      <text:p text:style-name="P160"><text:bookmark text:name="s3a1Av"/>a URI or hyperlink to the Licensed Material to the extent reasonably practicable; </text:p>
                    </text:list-item>
                  </text:list>
                </text:list-item>
                <text:list-item>
                  <text:p text:style-name="P160"><text:bookmark text:name="s3a1B"/>indicate if You modified the Licensed Material and retain an indication of any previous modifications; and </text:p>
                </text:list-item>
                <text:list-item>
                  <text:p text:style-name="P160"><text:bookmark text:name="s3a1C"/>indicate the Licensed Material is licensed under this Public License, and include the text of, or the URI or hyperlink to, this Public License. </text:p>
                </text:list-item>
              </text:list>
            </text:list-item>
            <text:list-item>
              <text:p text:style-name="P160"><text:bookmark text:name="s3a2"/>You may satisfy the conditions in Section <text:a xlink:type="simple" xlink:href="http://creativecommons.org/licenses/by-nc-sa/4.0/legalcode#s3a1" text:style-name="Internet_20_link" text:visited-style-name="Visited_20_Internet_20_Link">3(a)(1)</text:a> in any reasonable manner based on the medium, means, and context in which You Share the Licensed Material. For example, it may be reasonable to satisfy the conditions by providing a URI or hyperlink to a resource that includes the required information. </text:p>
            </text:list-item>
            <text:list-item>
              <text:p text:style-name="P160"><text:bookmark text:name="s3a3"/>If requested by the Licensor, You must remove any of the information required by Section <text:a xlink:type="simple" xlink:href="http://creativecommons.org/licenses/by-nc-sa/4.0/legalcode#s3a1A" text:style-name="Internet_20_link" text:visited-style-name="Visited_20_Internet_20_Link">3(a)(1)(A)</text:a> to the extent reasonably practicable. </text:p>
            </text:list-item>
          </text:list>
        </text:list-item>
        <text:list-item>
          <text:p text:style-name="P151"><text:bookmark text:name="s3b"/><text:span text:style-name="Strong_20_Emphasis">ShareAlike</text:span>. </text:p>
          <text:p text:style-name="P151">In addition to the conditions in Section <text:a xlink:type="simple" xlink:href="http://creativecommons.org/licenses/by-nc-sa/4.0/legalcode#s3a" text:style-name="Internet_20_link" text:visited-style-name="Visited_20_Internet_20_Link">3(a)</text:a>, if You Share Adapted Material You produce, the following conditions also apply.</text:p>
          <text:list>
            <text:list-item>
              <text:p text:style-name="P160"><text:bookmark text:name="s3b1"/><text:soft-page-break/>The Adapter’s License You apply must be a Creative Commons license with the same License Elements, this version or later, or a BY-NC-SA Compatible License. </text:p>
            </text:list-item>
            <text:list-item>
              <text:p text:style-name="P160"><text:bookmark text:name="s3b2"/>You must include the text of, or the URI or hyperlink to, the Adapter's License You apply. You may satisfy this condition in any reasonable manner based on the medium, means, and context in which You Share Adapted Material. </text:p>
            </text:list-item>
            <text:list-item>
              <text:p text:style-name="P151"><text:bookmark text:name="s3b3"/>You may not offer or impose any additional or different terms or conditions on, or apply any Effective Technological Measures to, Adapted Material that restrict exercise of the rights granted under the Adapter's License You apply. </text:p>
            </text:list-item>
          </text:list>
        </text:list-item>
      </text:list>
      <text:p text:style-name="Text_20_body"><text:bookmark text:name="s4"/><text:span text:style-name="Strong_20_Emphasis">Section 4 – Sui Generis Database Rights.</text:span></text:p>
      <text:p text:style-name="Text_20_body">Where the Licensed Rights include Sui Generis Database Rights that apply to Your use of the Licensed Material:</text:p>
      <text:list xml:id="list2237399124200111749" text:style-name="L4">
        <text:list-item>
          <text:p text:style-name="P161"><text:bookmark text:name="s4a"/>for the avoidance of doubt, Section <text:a xlink:type="simple" xlink:href="http://creativecommons.org/licenses/by-nc-sa/4.0/legalcode#s2a1" text:style-name="Internet_20_link" text:visited-style-name="Visited_20_Internet_20_Link">2(a)(1)</text:a> grants You the right to extract, reuse, reproduce, and Share all or a substantial portion of the contents of the database for NonCommercial purposes only; </text:p>
        </text:list-item>
        <text:list-item>
          <text:p text:style-name="P161"><text:bookmark text:name="s4b"/>if You include all or a substantial portion of the database contents in a database in which You have Sui Generis Database Rights, then the database in which You have Sui Generis Database Rights (but not its individual contents) is Adapted Material, including for purposes of Section <text:a xlink:type="simple" xlink:href="http://creativecommons.org/licenses/by-nc-sa/4.0/legalcode#s3b" text:style-name="Internet_20_link" text:visited-style-name="Visited_20_Internet_20_Link">3(b)</text:a>; and </text:p>
        </text:list-item>
        <text:list-item>
          <text:p text:style-name="P152"><text:bookmark text:name="s4c"/>You must comply with the conditions in Section <text:a xlink:type="simple" xlink:href="http://creativecommons.org/licenses/by-nc-sa/4.0/legalcode#s3a" text:style-name="Internet_20_link" text:visited-style-name="Visited_20_Internet_20_Link">3(a)</text:a> if You Share all or a substantial portion of the contents of the database. </text:p>
        </text:list-item>
      </text:list>
      <text:p text:style-name="Text_20_body">For the avoidance of doubt, this Section <text:a xlink:type="simple" xlink:href="http://creativecommons.org/licenses/by-nc-sa/4.0/legalcode#s4" text:style-name="Internet_20_link" text:visited-style-name="Visited_20_Internet_20_Link">4</text:a> supplements and does not replace Your obligations under this Public License where the Licensed Rights include other Copyright and Similar Rights. </text:p>
      <text:p text:style-name="Text_20_body"><text:bookmark text:name="s5"/><text:span text:style-name="Strong_20_Emphasis">Section 5 – Disclaimer of Warranties and Limitation of Liability.</text:span></text:p>
      <text:list xml:id="list2915014288705365700" text:style-name="L5">
        <text:list-item>
          <text:p text:style-name="P162"><text:bookmark text:name="s5a"/><text:span text:style-name="Strong_20_Emphasis"><text:span text:style-name="T7">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span text:style-name="T7"> </text:span></text:p>
        </text:list-item>
        <text:list-item>
          <text:p text:style-name="P153"><text:bookmark text:name="s5b"/><text:span text:style-name="Strong_20_Emphasis"><text:span text:style-name="T7">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span text:style-name="T7"> </text:span></text:p>
        </text:list-item>
      </text:list>
      <text:list xml:id="list4347830447827705637" text:style-name="L6">
        <text:list-item>
          <text:p text:style-name="P154"><text:bookmark text:name="s5c"/>The disclaimer of warranties and limitation of liability provided above shall be interpreted in a manner that, to the extent possible, most closely approximates an absolute disclaimer and waiver of all liability. </text:p>
        </text:list-item>
      </text:list>
      <text:p text:style-name="Text_20_body"><text:bookmark text:name="s6"/><text:span text:style-name="Strong_20_Emphasis">Section 6 – Term and Termination.</text:span></text:p>
      <text:list xml:id="list3556222622989353244" text:style-name="L7">
        <text:list-item>
          <text:p text:style-name="P163"><text:bookmark text:name="s6a"/><text:soft-page-break/>This Public License applies for the term of the Copyright and Similar Rights licensed here. However, if You fail to comply with this Public License, then Your rights under this Public License terminate automatically. </text:p>
        </text:list-item>
        <text:list-item>
          <text:p text:style-name="P155"><text:bookmark text:name="s6b"/>Where Your right to use the Licensed Material has terminated under Section <text:a xlink:type="simple" xlink:href="http://creativecommons.org/licenses/by-nc-sa/4.0/legalcode#s6a" text:style-name="Internet_20_link" text:visited-style-name="Visited_20_Internet_20_Link">6(a)</text:a>, it reinstates:</text:p>
          <text:list>
            <text:list-item>
              <text:p text:style-name="P163"><text:bookmark text:name="s6b1"/>automatically as of the date the violation is cured, provided it is cured within 30 days of Your discovery of the violation; or </text:p>
            </text:list-item>
            <text:list-item>
              <text:p text:style-name="P163"><text:bookmark text:name="s6b2"/>upon express reinstatement by the Licensor. </text:p>
            </text:list-item>
          </text:list>
          <text:p text:style-name="P163">For the avoidance of doubt, this Section <text:a xlink:type="simple" xlink:href="http://creativecommons.org/licenses/by-nc-sa/4.0/legalcode#s6b" text:style-name="Internet_20_link" text:visited-style-name="Visited_20_Internet_20_Link">6(b)</text:a> does not affect any right the Licensor may have to seek remedies for Your violations of this Public License. </text:p>
        </text:list-item>
        <text:list-item>
          <text:p text:style-name="P163"><text:bookmark text:name="s6c"/>For the avoidance of doubt, the Licensor may also offer the Licensed Material under separate terms or conditions or stop distributing the Licensed Material at any time; however, doing so will not terminate this Public License. </text:p>
        </text:list-item>
        <text:list-item>
          <text:p text:style-name="P155"><text:bookmark text:name="s6d"/>Sections <text:a xlink:type="simple" xlink:href="http://creativecommons.org/licenses/by-nc-sa/4.0/legalcode#s1" text:style-name="Internet_20_link" text:visited-style-name="Visited_20_Internet_20_Link">1</text:a>, <text:a xlink:type="simple" xlink:href="http://creativecommons.org/licenses/by-nc-sa/4.0/legalcode#s5" text:style-name="Internet_20_link" text:visited-style-name="Visited_20_Internet_20_Link">5</text:a>, <text:a xlink:type="simple" xlink:href="http://creativecommons.org/licenses/by-nc-sa/4.0/legalcode#s6" text:style-name="Internet_20_link" text:visited-style-name="Visited_20_Internet_20_Link">6</text:a>, <text:a xlink:type="simple" xlink:href="http://creativecommons.org/licenses/by-nc-sa/4.0/legalcode#s7" text:style-name="Internet_20_link" text:visited-style-name="Visited_20_Internet_20_Link">7</text:a>, and <text:a xlink:type="simple" xlink:href="http://creativecommons.org/licenses/by-nc-sa/4.0/legalcode#s8" text:style-name="Internet_20_link" text:visited-style-name="Visited_20_Internet_20_Link">8</text:a> survive termination of this Public License. </text:p>
        </text:list-item>
      </text:list>
      <text:p text:style-name="Text_20_body"><text:bookmark text:name="s7"/><text:span text:style-name="Strong_20_Emphasis">Section 7 – Other Terms and Conditions.</text:span></text:p>
      <text:list xml:id="list2312444276190262749" text:style-name="L8">
        <text:list-item>
          <text:p text:style-name="P164"><text:bookmark text:name="s7a"/>The Licensor shall not be bound by any additional or different terms or conditions communicated by You unless expressly agreed. </text:p>
        </text:list-item>
        <text:list-item>
          <text:p text:style-name="P156"><text:bookmark text:name="s7b"/>Any arrangements, understandings, or agreements regarding the Licensed Material not stated herein are separate from and independent of the terms and conditions of this Public License. </text:p>
        </text:list-item>
      </text:list>
      <text:p text:style-name="Text_20_body"><text:bookmark text:name="s8"/><text:span text:style-name="Strong_20_Emphasis">Section 8 – Interpretation.</text:span></text:p>
      <text:list xml:id="list6900943356661608581" text:style-name="L9">
        <text:list-item>
          <text:p text:style-name="P165"><text:bookmark text:name="s8a"/>For the avoidance of doubt, this Public License does not, and shall not be interpreted to, reduce, limit, restrict, or impose conditions on any use of the Licensed Material that could lawfully be made without permission under this Public License. </text:p>
        </text:list-item>
        <text:list-item>
          <text:p text:style-name="P165"><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 </text:p>
        </text:list-item>
        <text:list-item>
          <text:p text:style-name="P165"><text:bookmark text:name="s8c"/>No term or condition of this Public License will be waived and no failure to comply consented to unless expressly agreed to by the Licensor. </text:p>
        </text:list-item>
        <text:list-item>
          <text:p text:style-name="P157"><text:bookmark text:name="s8d"/>Nothing in this Public License constitutes or may be interpreted as a limitation upon, or waiver of, any privileges and immunities that apply to the Licensor or You, including from the legal processes of any jurisdiction or authority. </text:p>
        </text:list-item>
      </text:list>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text:a xlink:type="simple" xlink:href="http://creativecommons.org/publicdomain/zero/1.0/legalcode" text:style-name="Internet_20_link" text:visited-style-name="Visited_20_Internet_20_Link">CC0 Public Domain Dedication</text:a>. Except for the limited purpose of indicating that material is shared under a Creative Commons public license or as otherwise permitted by the Creative Commons policies published at <text:a xlink:type="simple" xlink:href="http://creativecommons.org/policies" text:style-name="Internet_20_link" text:visited-style-name="Visited_20_Internet_20_Link">creativecommons.org/policies</text:a>,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110"><text:span text:style-name="T12">Clarification</text:span>: Using this information to create commercial products <text:span text:style-name="T113">(data sets)</text:span> is not prohibited by the license, but selling this information or some derivative work <text:span text:style-name="T113">(such as books, articles, etc.) </text:span>is.</text:p>
      <text:h text:style-name="P169" text:outline-level="1"><text:bookmark-start text:name="__RefHeading__509_1268556300"/>Stop and Think<text:bookmark-end text:name="__RefHeading__509_1268556300"/></text:h>
      <text:h text:style-name="Heading_20_2" text:outline-level="2"><text:bookmark-start text:name="__RefHeading___Toc1922_1344751722"/>Moral and Ethical <text:span text:style-name="T114">Quandary</text:span><text:bookmark-end text:name="__RefHeading___Toc1922_1344751722"/></text:h>
      <text:p text:style-name="P112">C-ICAP Classify was created to help individuals, families and organizations prevent, help overcome, etc. addictions to certain types of material and activities (gambling, pornography, etc.) as well as prevent access to material that competent bodies have said were inappropriate for their networks or, in the case of law, to access in certain settings (public schools, public libraries, public kiosks, etc.). <text:span text:style-name="T116">Due to contractual issues, I am not able to release my data-set at this time. That may change. I am providing this document in the hopes that maybe someone else will be able to make a great tool.</text:span></text:p>
      <text:p text:style-name="P112">I have seen marriages and lives ruined by pornography addictions. In my work on this, and that of others, even doing what is necessary to protect oneself from overexposure/risk of addiction, it is harmful. Studies have shown that pornographic images and videos can be addicting in as little as one exposure and that such addictions can be stronger than alcohol and heroin. Doing what it takes to protect oneself is extremely stressful and can be harmful to one’s physical and emotional health (especially the spiritual aspects, if you believe in the human being having a spirit).</text:p>
      <text:p text:style-name="Standard"><text:span text:style-name="T114">If you undertake training your own data-set, please keep the dangers of becoming addicted to porn yourself in mind at all times.</text:span> The following suggestions (not a complete list of what may be done) may help avoid problems; use similar things with any content related to sexuality or pornography.</text:p>
      <text:h text:style-name="Heading_20_3" text:outline-level="3"><text:bookmark-start text:name="__RefHeading___Toc1924_1344751722"/>Protecting Yourself<text:bookmark-end text:name="__RefHeading___Toc1924_1344751722"/></text:h>
      <text:list xml:id="list760609938670039154" text:style-name="L10">
        <text:list-item>
          <text:p text:style-name="P166">Work in teams to reduce exposure when alone.</text:p>
        </text:list-item>
        <text:list-item>
          <text:p text:style-name="P166">Work in teams to reduce time needed for any one person to be finding material or testing.</text:p>
        </text:list-item>
        <text:list-item>
          <text:p text:style-name="P166">Turn off images.</text:p>
        </text:list-item>
        <text:list-item>
          <text:p text:style-name="P166">Turn off video.</text:p>
        </text:list-item>
        <text:list-item>
          <text:p text:style-name="P166">Turn off flash.</text:p>
        </text:list-item>
        <text:list-item>
          <text:p text:style-name="P166">Read only what is necessary to know it is a good sample.</text:p>
        </text:list-item>
        <text:list-item>
          <text:p text:style-name="P166">Work hard and fast.</text:p>
        </text:list-item>
        <text:list-item>
          <text:p text:style-name="P166">Work on this type of material <text:span text:style-name="T124">i</text:span>n a rotation with other material, allow a few days to recover.</text:p>
        </text:list-item>
        <text:list-item>
          <text:p text:style-name="P166">Remember your family, your spouse, your God.</text:p>
        </text:list-item>
        <text:list-item>
          <text:p text:style-name="P167">Be clinical.<text:span text:style-name="T13"> Your mind set will make all of the difference.</text:span></text:p>
        </text:list-item>
        <text:list-item>
          <text:p text:style-name="P168">No mind set will protect you completely. Nothing will!</text:p>
        </text:list-item>
      </text:list>
      <text:p text:style-name="P115"/>
      <text:h text:style-name="Heading_20_2" text:outline-level="2"><text:bookmark-start text:name="__RefHeading__511_1268556300"/>Legal<text:bookmark-end text:name="__RefHeading__511_1268556300"/></text:h>
      <text:p text:style-name="P27">Due to the fact that some categories of content are protected, it is wise to consult competent legal coun<text:span text:style-name="T106">se</text:span>l, etc. to determine:</text:p>
      <text:list xml:id="list5111732799914186564" text:style-name="L11">
        <text:list-item>
          <text:p text:style-name="P116">What categories are protected?</text:p>
        </text:list-item>
        <text:list-item>
          <text:p text:style-name="P116">Is it best for <text:span text:style-name="T99">those categories </text:span>to be trained individually? Or, is it fin<text:span text:style-name="T61">e</text:span> to just make sure they fall into “no-mans-land” (defined later as the balance which isn't to be filtered).</text:p>
        </text:list-item>
      </text:list>
      <text:h text:style-name="Heading_20_3" text:outline-level="3"><text:bookmark-start text:name="__RefHeading___Toc1946_1344751722"/><text:soft-page-break/>Copyright Issues<text:bookmark-end text:name="__RefHeading___Toc1946_1344751722"/></text:h>
      <text:p text:style-name="P111">This document was originally created for a party in another country. <text:span text:style-name="T115">(Which failed to pay so I am free to distribute. A few years have passed so I don’t think they will ask to buy it now</text:span>.<text:span text:style-name="T115">)</text:span> In some countries the use of web pages to train an AI may be considered copyright infringement. Please, consult competent legal representation to decide if FNB, FHS (more likely to be a problem due to entire documents being stored distinctly in a fashion), both or neither of them can be used in your jurisdiction if web pages whose content is owned by another party is used in training the AI. Understand that even if it is legal to train the AI this way in your jurisdiction, distribution and use of the data-set in other jurisdictions may not be legal. Again, I am not a lawyer, I do not play one on TV, etc. Consult your attorney!</text:p>
      <text:p text:style-name="P111"/>
      <text:h text:style-name="Heading_20_2" text:outline-level="2"><text:bookmark-start text:name="__RefHeading__517_1268556300"/>Best Practices<text:bookmark-end text:name="__RefHeading__517_1268556300"/></text:h>
      <text:p text:style-name="P27">Even if you are only starting with one category you are going to filter, it is wise to train the other categories you <text:span text:style-name="T8">may</text:span><text:span text:style-name="T13"> filter later as their own categories instead of placing such content into “no-mans-land”.</text:span></text:p>
      <text:p text:style-name="P28"/>
      <text:p text:style-name="P101"><text:span text:style-name="T13">Why “waste” time doing this? </text:span><text:span text:style-name="T15">While this may sound foolish</text:span><text:span text:style-name="T13">, if you ever do decide to </text:span><text:span text:style-name="T21">implement </text:span><text:span text:style-name="T13">those other categories, you would have to search through “no-mans-land” to find them and move them to the appropriate category directories. This is a very difficult task even if you speak one of the languages. If you have other languages, it becomes nearly impossible! </text:span><text:span text:style-name="T16">If you decide to not use those categories, you can always move their data to “no-mans-land.”</text:span></text:p>
      <text:p text:style-name="P29"/>
      <text:p text:style-name="P102"><text:span text:style-name="T16">A</text:span><text:span text:style-name="T13">nd of course, please make sure you at least peruse this document in some detail. There are many traps you can fall into that this document will help you avoid. Some of these traps are very difficult to get out of or correct for!</text:span></text:p>
      <text:p text:style-name="P29"/>
      <text:h text:style-name="Heading_20_2" text:outline-level="2"><text:bookmark-start text:name="__RefHeading__548_2059271890"/>Disclaimer<text:bookmark-end text:name="__RefHeading__548_2059271890"/></text:h>
      <text:p text:style-name="P55"><text:span text:style-name="T18">This document and the associated scripts </text:span><text:span text:style-name="T19">and programs</text:span><text:span text:style-name="T18"> are provided on </text:span><text:span text:style-name="T20">an</text:span><text:span text:style-name="T18"> </text:span><text:span text:style-name="T8">"AS IS" BASIS, WITHOUT WARRANTIES OR CONDITIONS OF ANY KIND, either express or implied, including, without limitation, any warranties or conditions of TITLE, NON-INFRINGEMENT, MERCHANTABILITY, or FITNESS FOR A PARTICULAR PURPOSE</text:span><text:span text:style-name="T13">. </text:span><text:span text:style-name="T21">Th</text:span><text:span text:style-name="T23">e</text:span><text:span text:style-name="T21">s</text:span><text:span text:style-name="T23">e</text:span><text:span text:style-name="T21"> directions, scripts and applications have been proven to work in the development lab and at least in one active user site prior to release.</text:span><text:span text:style-name="T18"> Due to difference in system software, data, directory layouts, etc., they may not work or may function improperly in other settings. If you find such situations, please report them. </text:span><text:span text:style-name="T11">As always, backup your data and entire system before attempting anything recommended below.</text:span></text:p>
      <text:h text:style-name="P169" text:outline-level="1"><text:bookmark-start text:name="__RefHeading__503_1268556300"/>Setting Up Directories and Naming Conventions<text:bookmark-end text:name="__RefHeading__503_1268556300"/></text:h>
      <text:h text:style-name="Heading_20_2" text:outline-level="2"><text:bookmark-start text:name="__RefHeading__112_1268556300"/>Recommended Directory Layout<text:bookmark-end text:name="__RefHeading__112_1268556300"/></text:h>
      <text:p text:style-name="P2"/>
      <text:p text:style-name="P2">[TOPDIR]</text:p>
      <text:p text:style-name="P2">├── fnb_categories </text:p>
      <text:p text:style-name="P3">│ <text:s text:c="2"/>├── <text:span text:style-name="T49">nml</text:span></text:p>
      <text:p text:style-name="P2">│ <text:s text:c="2"/>├── Category1</text:p>
      <text:p text:style-name="P2">│ <text:s text:c="2"/>│ <text:s text:c="2"/>└── possible </text:p>
      <text:p text:style-name="P2">│ <text:s text:c="2"/>├── Category2</text:p>
      <text:p text:style-name="P2">│ <text:s text:c="2"/>│ <text:s text:c="2"/>└── possible </text:p>
      <text:p text:style-name="P5">│ <text:s text:c="2"/>├── Category3</text:p>
      <text:p text:style-name="P4">│ <text:s text:c="2"/>│ <text:s text:c="2"/>└── possible </text:p>
      <text:p text:style-name="P4">│ <text:s text:c="2"/>│ <text:s text:c="6"/>└── maybe </text:p>
      <text:p text:style-name="P4">│ <text:s text:c="2"/>└── <text:span text:style-name="T89">AnchorCategory1</text:span></text:p>
      <text:p text:style-name="P2">├── fnb_files </text:p>
      <text:p text:style-name="P2">└── staging </text:p>
      <text:p text:style-name="P2"><text:s text:c="4"/>├── Category1</text:p>
      <text:p text:style-name="P2"><text:s text:c="4"/>├── Category2</text:p>
      <text:p text:style-name="P2"><text:s text:c="4"/>├── Category3</text:p>
      <text:p text:style-name="P2"><text:s text:c="4"/>└── AnchorCategory1</text:p>
      <text:p text:style-name="P2"/>
      <text:p text:style-name="P2">Th<text:span text:style-name="T100">is directory layout is recommended when</text:span> you are training for Fast Naive Bayes (fnb). I no longer recommend Fast Hyper-Space (fhs) for production use in commercial installations for many reasons, not the least of which <text:span text:style-name="T97">are</text:span> speed and memory usage. <text:span text:style-name="T101">If you choose to use Fast Hyper-Space, this layout is still recommended, just change fnb to fhs in the above layout. The scripts are written with this layout in mind, so it is wise to follow it as changing this part of the scripts is not straightforward.</text:span></text:p>
      <text:p text:style-name="P2"/>
      <text:p text:style-name="P2">Explanation:</text:p>
      <text:list xml:id="list2110967356221734328" text:style-name="L12">
        <text:list-item>
          <text:p text:style-name="P117"><text:span text:style-name="T34">TOPDIR</text:span><text:span text:style-name="T6"> would be the place this project resides. For example: ~/Projects/TextFilter. All scripts supplied </text:span><text:span text:style-name="T9">must</text:span><text:span text:style-name="T6"> be located in this directory.</text:span></text:p>
        </text:list-item>
        <text:list-item>
          <text:p text:style-name="P118">fnb_categories<text:span text:style-name="T33"> is where all of the category directories go, where you place files to be considered in training or used for sure in training.</text:span></text:p>
        </text:list-item>
        <text:list-item>
          <text:p text:style-name="P118">fnb_files<text:span text:style-name="T33"> is where the trainer puts the resulting cooked/trained data files (*.fnb or *.fhs) and a preload file which speeds up loading tremendously.</text:span></text:p>
        </text:list-item>
        <text:list-item>
          <text:p text:style-name="P122">Staging is a directory where you can download files to when doing batch jobs in multiple categories. I found it easier and less prone to mistakes to do “chdir ../Category1” than “chdir ../../Category1/possible” there is a script which can then be used to move things to the actual fnb_categories directory (if you were in staging, you would execute “../stage_possible.sh Category1 Category1” to stage it. If you want to do parallel training (fnb and fhs), you can uncomment the appropriate lines in the staging script (which is one reason for the staging directory as well).</text:p>
        </text:list-item>
        <text:list-item>
          <text:p text:style-name="P117"><text:soft-page-break/><text:span text:style-name="T27">Category#</text:span><text:span text:style-name="T6"> would be any Category you choose. You may have as many or as few categories as you want. It must be noted that this is a balanced algorithm, i.e. you must have a junk category (no-mans-land) where you put examples of things that are </text:span><text:span text:style-name="T9">not</text:span><text:span text:style-name="T14"> in</text:span><text:span text:style-name="T6"> any category.</text:span></text:p>
        </text:list-item>
        <text:list-item>
          <text:p text:style-name="P125"><text:span text:style-name="T26">possible</text:span> is where you put files which should be considered by the smart trainer, but are not automatically trained. (The smart trainer script will move the appropriate files from possible to where they will be trained.)</text:p>
        </text:list-item>
        <text:list-item>
          <text:p text:style-name="P118">maybe<text:span text:style-name="T33"> is a place to put things that may or may not be used, may or may not be causing problems, etc. It can be named anything but possible.</text:span></text:p>
        </text:list-item>
        <text:list-item>
          <text:p text:style-name="P118">AnchorCategories<text:span text:style-name="T33"> have no “possible” directory because they are never restaged and always train ALL </text:span><text:span text:style-name="T35">content in them</text:span><text:span text:style-name="T33">. Do not use the staging script or directory to download files for these categories.</text:span></text:p>
        </text:list-item>
        <text:list-item>
          <text:p text:style-name="P120">nml<text:span text:style-name="T33"> is no-mans-land. Something like this </text:span><text:span text:style-name="T44">must</text:span><text:span text:style-name="T36"> exist. It is where you put all the files that are examples of content not in other categories. Remember, this is an n-way balance (fnb or fhs) and you must give it a place to put things that don't belong in categories explicitly desired to block or allow.</text:span></text:p>
        </text:list-item>
      </text:list>
      <text:p text:style-name="P2"/>
      <text:h text:style-name="Heading_20_2" text:outline-level="2"><text:bookmark-start text:name="__RefHeading__114_1268556300"/>Naming of Files<text:bookmark-end text:name="__RefHeading__114_1268556300"/></text:h>
      <text:p text:style-name="P2">Files should follow the following notation when downloaded manually (not using anysite-singlelanguage.py):</text:p>
      <text:p text:style-name="P2"/>
      <text:p text:style-name="P2">lc_CC.UTF-8#site-YYYYMMDD-#.suffix</text:p>
      <text:p text:style-name="P2"/>
      <text:p text:style-name="P2">With the following understanding:</text:p>
      <text:list xml:id="list1464547637628866150" text:style-name="L13">
        <text:list-item>
          <text:p text:style-name="P126"><text:span text:style-name="T26">lc</text:span> is language code (ISO 639-1, 639-2, or 639-3 language codes... use another <text:span text:style-name="T125">s</text:span>tandard such as ethnologue or similar where ISO 639 doesn't cover it). It should always be lower case.</text:p>
        </text:list-item>
        <text:list-item>
          <text:p text:style-name="P128"><text:span text:style-name="T26">site</text:span><text:span text:style-name="T33"> i.e. google.com</text:span></text:p>
        </text:list-item>
        <text:list-item>
          <text:p text:style-name="P126"><text:span text:style-name="T26">CC </text:span>is country code. I use TLDs in most cases for the country code. This should always be uppercase.</text:p>
        </text:list-item>
        <text:list-item>
          <text:p text:style-name="P127"><text:span text:style-name="T29">UTF-</text:span><text:span text:style-name="T30">8</text:span><text:span text:style-name="T36"> </text:span>All files <text:span text:style-name="T8">must</text:span><text:span text:style-name="T13"> be UTF-8 encoded for the training programs. This may change in the future, so make sure you use the UTF-8# </text:span><text:span text:style-name="T22">in the name</text:span><text:span text:style-name="T13"> just in case things change and make sure they are UTF-8 </text:span><text:span text:style-name="T22">encoded</text:span><text:span text:style-name="T13">.</text:span></text:p>
        </text:list-item>
        <text:list-item>
          <text:p text:style-name="P126"><text:span text:style-name="T29">YYYYMMDD</text:span><text:span text:style-name="T13"> are standard date notation (Year, Month, Day with the count of the given letter being the number of digits to use).</text:span></text:p>
        </text:list-item>
        <text:list-item>
          <text:p text:style-name="P119"><text:span text:style-name="T13">suffix</text:span><text:span text:style-name="T36"> should be txt, html or xml. These are the only files which can be trained. They must be UTF-8 encoded. XML, because much of the data will be in the tag not the content, will have mixed results on how well it works.</text:span></text:p>
        </text:list-item>
        <text:list-item>
          <text:p text:style-name="P121"><text:span text:style-name="T13">#</text:span><text:span text:style-name="T36"> is just a counter if you download multiple files from a site on a given day.</text:span></text:p>
        </text:list-item>
        <text:list-item>
          <text:p text:style-name="P123">Between site and date you may add additional information if you wish (google.com-imagesearchresults-YYYYMMDD)</text:p>
        </text:list-item>
      </text:list>
      <text:p text:style-name="P9"/>
      <text:p text:style-name="P9">anysite-singlelanguage.py uses a similar convention but adds additional time-code information instead of a number.</text:p>
      <text:p text:style-name="P2"/>
      <text:h text:style-name="Heading_20_2" text:outline-level="2"><text:bookmark-start text:name="__RefHeading__116_1268556300"/><text:soft-page-break/>Naming of Categories<text:bookmark-end text:name="__RefHeading__116_1268556300"/></text:h>
      <text:p text:style-name="P8">Due to restrictions in bash, python, C, and other languages, and possible restrictions in ACLs in proxies and other ACL enforcing engines used with C-ICAP Classify, the following restrictions exists (most are not in C-ICAP Classify, but are good practice due to other restrictions).</text:p>
      <text:p text:style-name="P87"/>
      <text:h text:style-name="Heading_20_3" text:outline-level="3"><text:bookmark-start text:name="__RefHeading__118_1268556300"/>Restrictions:<text:bookmark-end text:name="__RefHeading__118_1268556300"/></text:h>
      <text:list xml:id="list730998119946248435" text:style-name="L14">
        <text:list-item>
          <text:p text:style-name="P129">All category names should begin with an Alpha character ([A-Z][a-z])</text:p>
        </text:list-item>
        <text:list-item>
          <text:p text:style-name="P129">All category names may contain [A-Z][a-z][0-9] and “_” and “.” (standard ISO 8859-1 underscore and period characters)</text:p>
        </text:list-item>
        <text:list-item>
          <text:p text:style-name="P129">“-”, “+”, “|”, “/”, “\”, “<text:span text:style-name="T51">&amp;” </text:span>and any quoting, parenthetical, bracket, or other reserved characters <text:span text:style-name="T8">must not</text:span> be used.</text:p>
        </text:list-item>
        <text:list-item>
          <text:p text:style-name="P129">Anything BASH, or underlying OS, forbids being used in an unquoted file name <text:span text:style-name="T8">must not</text:span> be used.</text:p>
        </text:list-item>
      </text:list>
      <text:h text:style-name="Heading_20_3" text:outline-level="3"><text:bookmark-start text:name="__RefHeading__120_1268556300"/>Recommendation:<text:bookmark-end text:name="__RefHeading__120_1268556300"/></text:h>
      <text:p text:style-name="P8">It is recommended that you use the period character only as a hierarchy/level separator, i.e.</text:p>
      <text:list xml:id="list1620884735240411407" text:style-name="L15">
        <text:list-item>
          <text:p text:style-name="P130">adult</text:p>
        </text:list-item>
        <text:list-item>
          <text:p text:style-name="P130">adult.porn</text:p>
        </text:list-item>
        <text:list-item>
          <text:p text:style-name="P130">adult.sexuality</text:p>
        </text:list-item>
      </text:list>
      <text:p text:style-name="P88"/>
      <text:p text:style-name="P88">It is highly recommended that the “no-mans-land” (nml) category actually be named nml! This is the only “restriction”/”requirement” of what a category be called. It must exist and be trained regardless of what it is named.</text:p>
      <text:p text:style-name="P88"/>
      <text:h text:style-name="Heading_20_2" text:outline-level="2"><text:bookmark-start text:name="__RefHeading__122_1268556300"/>Format of Source Data<text:bookmark-end text:name="__RefHeading__122_1268556300"/></text:h>
      <text:p text:style-name="P6">Please, see <text:span text:style-name="T26">suffix</text:span><text:span text:style-name="T33"> in Naming of Files section.</text:span></text:p>
      <text:p text:style-name="P20">For various sanity reasons, it is likely best to use Linux/Unix line ending encoding in the files. This is not necessary, but is recommended.</text:p>
      <text:p text:style-name="P20"/>
      <text:h text:style-name="Heading_20_2" text:outline-level="2"><text:bookmark-start text:name="__RefHeading__3405_1816999379"/>Location of programs<text:bookmark-end text:name="__RefHeading__3405_1816999379"/></text:h>
      <text:p text:style-name="P21">Due to the fact that these scripts are used in the primary development environment for C-ICAP Classify and the related training programs, it became necessary to allow a “local” version for use in development. Due to this, as the scripts are written, it is essential that the programs are located in <text:span text:style-name="T26">TOPDIR</text:span>. This can be done by the actually being in <text:span text:style-name="T26">TOPDIR</text:span>, or a symlink or hardlink to them being in <text:span text:style-name="T26">TOPDIR</text:span>.</text:p>
      <text:p text:style-name="P21"/>
      <text:p text:style-name="P92"><text:span text:style-name="T36">These programs are: </text:span><text:span text:style-name="T42">fhs_findtolearn, </text:span><text:span text:style-name="T98">fhs_judge, fhs_learn, fhs_makepreload, fnb_makepreload, fnb_findtolearn, fnb_judge, </text:span><text:span text:style-name="T42">fnb_learn.</text:span></text:p>
      <text:p text:style-name="P22"/>
      <text:p text:style-name="P93"><text:span text:style-name="T42">I</text:span><text:span text:style-name="T36">f this is unacceptable, the scripts may be modified. It would be fairly straightforward, but not easy.</text:span></text:p>
      <text:h text:style-name="P169" text:outline-level="1"><text:bookmark-start text:name="__RefHeading__505_1268556300"/>Acquiring Training Source Data<text:bookmark-end text:name="__RefHeading__505_1268556300"/></text:h>
      <text:h text:style-name="Heading_20_2" text:outline-level="2"><text:bookmark-start text:name="__RefHeading__124_1268556300"/>Using anysite-singlelanguage.py<text:bookmark-end text:name="__RefHeading__124_1268556300"/></text:h>
      <text:p text:style-name="P10">This program can be used to download any language from any site, provided that:</text:p>
      <text:list xml:id="list4044992470083996793" text:style-name="L16">
        <text:list-item>
          <text:p text:style-name="P124">You use -l to <text:span text:style-name="T47">specify</text:span> the <text:span text:style-name="T47">appropriate</text:span> language/country code pair (see lc and CC in “Naming of Files”, i.e. en_US, he_IL, es_MX, etc.</text:p>
        </text:list-item>
        <text:list-item>
          <text:p text:style-name="P124">The site is properly coded. If there are illegal characters, the script will fail for that page, giving you an error.</text:p>
        </text:list-item>
      </text:list>
      <text:p text:style-name="P10">This script can be used in two modes, command line and keyboard.</text:p>
      <text:p text:style-name="P10">Command line example (assumes you are in staging/Category1, so the script is two levels below:</text:p>
      <text:p text:style-name="P7"><text:span text:style-name="T36">../../anysite-singlelanguage.py -l en_US </text:span><text:a xlink:type="simple" xlink:href="http://site1/" text:style-name="Internet_20_link" text:visited-style-name="Visited_20_Internet_20_Link"><text:span text:style-name="T36">http://site1</text:span></text:a><text:span text:style-name="T36"> </text:span><text:a xlink:type="simple" xlink:href="http://site2/" text:style-name="Internet_20_link" text:visited-style-name="Visited_20_Internet_20_Link"><text:span text:style-name="T36">http://site2</text:span></text:a><text:span text:style-name="T36"> </text:span><text:a xlink:type="simple" xlink:href="http://site3/" text:style-name="Internet_20_link" text:visited-style-name="Visited_20_Internet_20_Link"><text:span text:style-name="T36">http://site3</text:span></text:a></text:p>
      <text:p text:style-name="P10"/>
      <text:p text:style-name="P7"><text:span text:style-name="T36">This mode </text:span><text:span text:style-name="T33">cannot</text:span><text:span text:style-name="T36"> be used if there are any chances of special characters in the URLs (this includes ?, &amp;, and others).</text:span></text:p>
      <text:p text:style-name="P10"/>
      <text:p text:style-name="P10">Keyboard mode example (same assumption as before):</text:p>
      <text:p text:style-name="P10">$ ../../anysite-singlelanguage.py -k -l en_US </text:p>
      <text:p text:style-name="P10">Enter the first url (or just enter to quit): </text:p>
      <text:p text:style-name="P7"><text:a xlink:type="simple" xlink:href="http://site1/" text:style-name="Internet_20_link" text:visited-style-name="Visited_20_Internet_20_Link"><text:span text:style-name="T36">http://site1</text:span></text:a></text:p>
      <text:p text:style-name="P7"><text:a xlink:type="simple" xlink:href="http://site2/" text:style-name="Internet_20_link" text:visited-style-name="Visited_20_Internet_20_Link"><text:span text:style-name="T36">http://site2</text:span></text:a></text:p>
      <text:p text:style-name="P7"><text:a xlink:type="simple" xlink:href="http://site3/" text:style-name="Internet_20_link" text:visited-style-name="Visited_20_Internet_20_Link"><text:span text:style-name="T36">http://site3</text:span></text:a></text:p>
      <text:p text:style-name="P10"/>
      <text:p text:style-name="P10"/>
      <text:p text:style-name="P11">Because, in keyboard mode the URLs are entered inside a program and not on a shell input, any valid URL will work. <text:span text:style-name="T48">I do recommend the -k comes before -l, so that it is easy and quick to change lc_CC on the command line when working with many languages in close time proximity.</text:span></text:p>
      <text:p text:style-name="P10"/>
      <text:p text:style-name="P10">Please, note, in command line mode, URLs are separated by a space. In keyboard mode, they are separated by hitting enter between each.</text:p>
      <text:p text:style-name="P10"/>
      <text:p text:style-name="P12">If you need cookie support <text:span text:style-name="T52">(very unlikely)</text:span>, place a structure like the following in the empty space below “import sys”</text:p>
      <text:p text:style-name="P12">cookies = [ </text:p>
      <text:p text:style-name="P12">['cookie', 'NAME=VALUE'], </text:p>
      <text:p text:style-name="P12">]</text:p>
      <text:p text:style-name="P12"/>
      <text:p text:style-name="P12"><text:span text:style-name="T26">NAME</text:span> is the cookie name. <text:span text:style-name="T26">VALUE</text:span> is the cookie value. You can have multiple cookies by duplicating the second line and using distinct value pairs of NAME/VALUE.</text:p>
      <text:p text:style-name="P12"/>
      <text:p text:style-name="P13">You will also need to change the line <text:span text:style-name="T50">(line #59 in the original)</text:span>:</text:p>
      <text:p text:style-name="P13"><text:tab/><text:tab/>url2utf8.main(url, output_file, [])</text:p>
      <text:p text:style-name="P13">to</text:p>
      <text:p text:style-name="P13"><text:tab/><text:tab/>url2utf8.main(url, output_file, cookies)</text:p>
      <text:p text:style-name="P10"/>
      <text:h text:style-name="Heading_20_2" text:outline-level="2"><text:bookmark-start text:name="__RefHeading__507_1268556300"/><text:soft-page-break/>When anysite-singlelanguage.sh doesn't work<text:bookmark-end text:name="__RefHeading__507_1268556300"/></text:h>
      <text:p text:style-name="P25">If anysite-singlelanguage.sh fails to work because of improperly encoded characters, you can use a text editor and a browser<text:span text:style-name="T102">'</text:span>s “view source code” (CTRL-U in Firefox) to grab the text. One way, which I recommend is to use gedit in Linux with Firefox.</text:p>
      <text:p text:style-name="P25"/>
      <text:list xml:id="list6005034837517411638" text:style-name="L17">
        <text:list-item>
          <text:p text:style-name="P131">Go to page that will not download</text:p>
        </text:list-item>
        <text:list-item>
          <text:p text:style-name="P131">Hit CTRL-U (view source)</text:p>
        </text:list-item>
        <text:list-item>
          <text:p text:style-name="P131">Select all the source (CTRL-A)</text:p>
        </text:list-item>
        <text:list-item>
          <text:p text:style-name="P131">Copy all the source (CTRL-C)</text:p>
        </text:list-item>
        <text:list-item>
          <text:p text:style-name="P131">Open gedit</text:p>
        </text:list-item>
        <text:list-item>
          <text:p text:style-name="P131">Paste into gedit document window</text:p>
        </text:list-item>
        <text:list-item>
          <text:p text:style-name="P131">Make sure to save to appropriate directories with appropriate naming conventions (covered previously).</text:p>
        </text:list-item>
      </text:list>
      <text:p text:style-name="P25"/>
      <text:p text:style-name="P25">Why is this necessary? Python auto-conversion routines do not make it easy to just skip illegal characters. </text:p>
      <text:p text:style-name="P25"/>
      <text:p text:style-name="P26">Why does this work? The iconv library used in the training program does, so if you can get gedit to save it out as a Unix/Linux line ending encoded UTF-8 file, you are good to go!</text:p>
      <text:p text:style-name="P26"/>
      <text:p text:style-name="P106">You want to avoid illegal characters in your training data as it will potentially cause inaccurate learning. C-ICAP Classify will largely handle it in classification if your data is good (as it will just ignore them).</text:p>
      <text:h text:style-name="P169" text:outline-level="1"><text:bookmark-start text:name="__RefHeading__508_2059271890"/>Training <text:span text:style-name="T55">Scripts and </text:span>Parameters<text:bookmark-end text:name="__RefHeading__508_2059271890"/></text:h>
      <text:h text:style-name="P171" text:outline-level="2"><text:bookmark-start text:name="__RefHeading__546_2059271890"/>training_config.sh<text:bookmark-end text:name="__RefHeading__546_2059271890"/></text:h>
      <text:p text:style-name="P39">This is where you configure various settings. <text:span text:style-name="T57">While many of these items are straightforward and/or documented in this script, they are repeated below with some recommendations.</text:span></text:p>
      <text:p text:style-name="P39"/>
      <text:p text:style-name="P107">If these recommendations differ from training_config.sh, more than likely training_config.sh has the latest recommended/tested values.</text:p>
      <text:p text:style-name="P49"/>
      <text:h text:style-name="P174" text:outline-level="3"><text:bookmark-start text:name="__RefHeading__532_2059271890"/>Primary and Secondary Hash Keys<text:bookmark-end text:name="__RefHeading__532_2059271890"/></text:h>
      <text:p text:style-name="P49">Hashing algorithms often take seeds. The primary and secondary hash keys are used as the seeds. Without these being set properly between the training programs and the classifier, you will not get functioning results (you will get very erratic, inaccurate results... i.e. undefined behavior). Because of this, these hash keys can act as a copy protection of sorts allowing the data to only be used by those who have the proper keys.</text:p>
      <text:p text:style-name="P49"/>
      <text:p text:style-name="P49">These values can also help determine how many collisions (two OSB features yielding the same hash, which is not good, but a minimal amount is acceptable). Due to the difficulty in choosing values, no advice can be given at this time, <text:span text:style-name="T59">except that below,</text:span> on what good values to use as it will partly depend on the data-set.</text:p>
      <text:p text:style-name="P49"/>
      <text:p text:style-name="P49">These values are each 32-bit numbers encoded as hexadecimal. All alpha characters should be uppercase. Do not prepend 0x, this is not best practice here and can yield undesirable results.</text:p>
      <text:p text:style-name="P49"/>
      <text:p text:style-name="P52">Recommendations:</text:p>
      <text:list xml:id="list559656716240117752" text:style-name="L18">
        <text:list-item>
          <text:p text:style-name="P132">Do not use <text:span text:style-name="T58">all zeros (00000000)</text:span></text:p>
        </text:list-item>
        <text:list-item>
          <text:p text:style-name="P132"><text:span text:style-name="T58">D</text:span>o not use all ones <text:span text:style-name="T58">(FFFFFFFF)</text:span></text:p>
        </text:list-item>
        <text:list-item>
          <text:p text:style-name="P132"><text:span text:style-name="T58">D</text:span>o not use words (i.e. DEADBEEF, CAFEF00D), as they may be guessed easil<text:span text:style-name="T60">y (if not using this as a sort of copy protection, this one may not apply)</text:span></text:p>
        </text:list-item>
      </text:list>
      <text:p text:style-name="P52"/>
      <text:p text:style-name="P104"><text:span text:style-name="T60">T</text:span>he configuration values are called phash_key (primary) and shash_key (secondary) for the training scripts. <text:span text:style-name="T118">In the script they default to B8B5A232 and E35105B1, respectively. (These are the hashes, the way C-ICAP Classify does it, of “dog <text:s/>ate” = 1F87B8CA3E6A3557 <text:s/>and “my homework” = A7321AF8DD3B30E6 exclusively or-ed and then simply chopped in half.) These are sample values, not necessarily recommended values.</text:span></text:p>
      <text:p text:style-name="P50"/>
      <text:p text:style-name="P99">DANGER: The following instructions will break the smart trainer and cause data loss if they are used (fnb/fhs_findtotrain from the smart_mass_build scripts, it is safe to call mass_build scripts to generate the data desired)! You have been warned!!</text:p>
      <text:p text:style-name="P50"/>
      <text:p text:style-name="P95">If you wish to check collisions, <text:span text:style-name="T117">compile the *_judge programs with DANGEROUS_DEBUG_PARSE_HASH when compiling.</text:span></text:p>
      <text:p text:style-name="P50"/>
      <text:p text:style-name="P94"><text:soft-page-break/>This will cause the programs to emit hashing data information. You will then have to use “sort” and “uniq” Unix commands to p<text:span text:style-name="T103">r</text:span>epare the data. Please note, there will be other data emitted and so you will need to find and remove them as well. <text:span text:style-name="T104">After this, a script which will emit a warning every time both parts of a hash match but the source information does not. This data, in unmodified scripts, will be stored in /tmp/newdata-fnb.txt (this should be removed between runs when doing this, other times it is up to you to decide, but is not done automatically).</text:span></text:p>
      <text:p text:style-name="P94"/>
      <text:p text:style-name="P96"><text:span text:style-name="T105">W</text:span>arning: doing this slows everything done tremendously and at 1,000,000 hashes generates a barely manageable amount of data!</text:p>
      <text:p text:style-name="P100"/>
      <text:h text:style-name="P174" text:outline-level="3"><text:bookmark-start text:name="__RefHeading__534_2059271890"/><text:span text:style-name="T57">t</text:span>opdir<text:bookmark-end text:name="__RefHeading__534_2059271890"/></text:h>
      <text:p text:style-name="P49">Training Project Top Directory (all recommended/required/used directories and files must exist in this location).</text:p>
      <text:p text:style-name="P49"/>
      <text:p text:style-name="P36">WARNING:<text:span text:style-name="T36"> setting this value improperly or not following the recommended directory layout can lead to data loss (and not just of the training data). There is no sanity checking on “rm -rfv” type calls made in the scripts. If you lose data, you have been warned and it is your own fault! In fact, until you </text:span><text:span text:style-name="T40">k</text:span><text:span text:style-name="T36">no</text:span><text:span text:style-name="T40">w</text:span><text:span text:style-name="T36"> these scripts work well in your setup, be careful and protect your data always.</text:span></text:p>
      <text:p text:style-name="P14"/>
      <text:h text:style-name="P174" text:outline-level="3"><text:bookmark-start text:name="__RefHeading__525_2059271890"/>threads<text:bookmark-end text:name="__RefHeading__525_2059271890"/></text:h>
      <text:p text:style-name="P48">This is the maximum number of threads for use by the training programs that make use of multiple cores. </text:p>
      <text:list xml:id="list1975444393373452392" text:style-name="L19">
        <text:list-item>
          <text:p text:style-name="P133">This should not exceed the number of cores, and may be best at no more than n – 1. </text:p>
        </text:list-item>
        <text:list-item>
          <text:p text:style-name="P133">This should be at least 3, if you have 4 cores. </text:p>
        </text:list-item>
        <text:list-item>
          <text:p text:style-name="P133">Beyond that it is very complex and depends on a number of factors including memory, disk speed, etc. </text:p>
        </text:list-item>
        <text:list-item>
          <text:p text:style-name="P133">Using top, you can try doing mass training runs and see what number yields the highest CPU utilization.</text:p>
        </text:list-item>
        <text:list-item>
          <text:p text:style-name="P133">Recommendations:</text:p>
          <text:list>
            <text:list-item>
              <text:p text:style-name="P133"><text:span text:style-name="T62">find_threads =</text:span> 3.</text:p>
            </text:list-item>
            <text:list-item>
              <text:p text:style-name="P133"><text:span text:style-name="T62">learn_threads</text:span> <text:span text:style-name="T92">= </text:span>4.</text:p>
            </text:list-item>
          </text:list>
        </text:list-item>
      </text:list>
      <text:p text:style-name="P51"/>
      <text:p text:style-name="P51">The fhs scripts have not be<text:span text:style-name="T119">en</text:span> updated to do threading.</text:p>
      <text:p text:style-name="P48"/>
      <text:h text:style-name="P174" text:outline-level="3"><text:bookmark-start text:name="__RefHeading__527_2059271890"/>fnb/fhs_<text:span text:style-name="T57">t</text:span>raining_threshold<text:bookmark-end text:name="__RefHeading__527_2059271890"/></text:h>
      <text:p text:style-name="P54">This threshold determines how high of a score an item has to be before it is ignored by fnb/fhs_findtolearn programs.</text:p>
      <text:list xml:id="list6964117001130307165" text:style-name="L20">
        <text:list-item>
          <text:p text:style-name="P134">The higher the value, the more files will be included, this can help ensure that data is included in the data-set. </text:p>
        </text:list-item>
        <text:list-item>
          <text:p text:style-name="P134">However, this can lead to more keys in the database than necessary (speed and size issues) and can lead to an unbalanced data-set.</text:p>
        </text:list-item>
        <text:list-item>
          <text:p text:style-name="P135"><text:soft-page-break/>fnb_training_threshold</text:p>
          <text:list>
            <text:list-item>
              <text:p text:style-name="P135">100-200 has been used with success. </text:p>
            </text:list-item>
            <text:list-item>
              <text:p text:style-name="P135">Thoughts: Should probably be set to at least 50. Should probably be at least 4-5x what your setting for a "Solid" classification is/will be.</text:p>
            </text:list-item>
          </text:list>
        </text:list-item>
        <text:list-item>
          <text:p text:style-name="P135">fhs_training_threshold</text:p>
          <text:list>
            <text:list-item>
              <text:p text:style-name="P135">6 has been used with success. </text:p>
            </text:list-item>
            <text:list-item>
              <text:p text:style-name="P135">Thoughts: FHS is a thin threshold algorithm, so this should be about 2x what the "Solid" setting is. (Which should likely be about 3.)</text:p>
            </text:list-item>
          </text:list>
        </text:list-item>
      </text:list>
      <text:p text:style-name="P56"/>
      <text:h text:style-name="Heading_20_3" text:outline-level="3"><text:bookmark-start text:name="__RefHeading__1153_962769432"/><text:span text:style-name="T83">fnb/fhs_</text:span>nml_threshold<text:bookmark-end text:name="__RefHeading__1153_962769432"/></text:h>
      <text:p text:style-name="P63">As “no-mans-land” is to keep things from being classified in a category in which they are not, and not really meant as a category itself (a NEAREST rating of a document in a category doesn't say it is in that category and is acceptable), the threshold should not be anywhere near as high as it is for all actual categories.</text:p>
      <text:p text:style-name="P63"/>
      <text:p text:style-name="P63">Recommendation: <text:span text:style-name="T86">fnb/fhs_</text:span>nml_threshold should <text:span text:style-name="T84"><text:s/></text:span>be somewhere between “<text:span text:style-name="T92">Ambiguous” rating</text:span> and the “Solid” rating <text:span text:style-name="T85">(rounded up to next integer)</text:span> minimum; <text:span text:style-name="T112">the same as ambiguous works best in most cases</text:span>. It should <text:span text:style-name="T8">never</text:span><text:span text:style-name="T13"> be more than </text:span><text:span text:style-name="T24">or even equal to </text:span><text:span text:style-name="T13">“Solid.” </text:span><text:span text:style-name="T25">This assumes nml is not your negative (two category only) category. If it is, it should have about the same threshold as the training threshold.</text:span></text:p>
      <text:p text:style-name="P35"/>
      <text:p text:style-name="P30">Note: This requires your nml category to actually be called nml!</text:p>
      <text:p text:style-name="P30"/>
      <text:h text:style-name="Heading_20_3" text:outline-level="3"><text:bookmark-start text:name="__RefHeading__1624_2124483645"/>Related Categories<text:bookmark-end text:name="__RefHeading__1624_2124483645"/></text:h>
      <text:p text:style-name="P31">If you have categories which are very similar, it may be difficult to train them. There is a feature called PrimarySecondary Categories which helps with this.</text:p>
      <text:p text:style-name="P31"/>
      <text:p text:style-name="P31">If you define a PrimarySecondary category relationship and the highest returned level is the Primary and second is the Secondary, then it will reclassify it twice, doing each without the other. This will help pull the results out of the “Ambiguous” levels.</text:p>
      <text:p text:style-name="P31"/>
      <text:p text:style-name="P31">PrimarySecondary relationships can be bidirectional or not. <text:s/><text:span text:style-name="T120">The format is first_category, second_category, BOOL_BIDIRECTIONAL (0 and 1, not f and t).</text:span></text:p>
      <text:p text:style-name="P31"/>
      <text:p text:style-name="P31">Below is a valid entry for <text:span text:style-name="T26">related</text:span><text:span text:style-name="T33"> in configuration script:</text:span></text:p>
      <text:p text:style-name="P31"><text:span text:style-name="T94">related=</text:span>"adult.affairs, social.dating, 1=adult.*, adult.*, 0=clothing.*,clothing.*,0=information.culinary,commerce.food, 1"</text:p>
      <text:p text:style-name="P31"/>
      <text:p text:style-name="P33">If the word null is found <text:span text:style-name="T8">anywhere</text:span> in the string, the functionality is disabled. It is also disabled if -r is not found on the command-line.</text:p>
      <text:p text:style-name="P33"/>
      <text:p text:style-name="P34">The recommended <text:span text:style-name="T94">line</text:span> to disable this functionality is:</text:p>
      <text:p text:style-name="P34"><text:span text:style-name="T94">related=</text:span>"null,null,0"</text:p>
      <text:p text:style-name="P31"/>
      <text:p text:style-name="P32"><text:soft-page-break/>Note: <text:span text:style-name="T95">T</text:span>he quotes are strictly necessary. <text:span text:style-name="T95">The examples above may contain spaces to make them easier to read. When being passed directly on a command-line, this works. However, when being passed via the training_config.sh related line, it is best not to have spaces. If you do, make sure they are only immediately after the “,” and do not surround, follow, or prefix anything else, especially the “=”.</text:span></text:p>
      <text:p text:style-name="Standard"/>
      <text:p text:style-name="P90">adult.affairs in the above example is sites promoting affairs (sex with others than to whom one is dating) and sex dating sites (sites which are geared toward meeting someone to have sex with). It is a bidirectional relationship.</text:p>
      <text:p text:style-name="P90"/>
      <text:p text:style-name="P90">So, why is the adult.* line not bidirectional? Why waste time processing bidirectionally when by definition, it is already bidirectional.</text:p>
      <text:p text:style-name="P90"/>
      <text:p text:style-name="P90">So, why is clothing setup this way? Well, the clothing categories in the data-set in question are: clothing, clothing.intimates.male, clothing.intimates.female, clothing.swimwear.male, clothing.swimwear.female. While clothing itself may or may not cause problems, the<text:span text:style-name="T109">re</text:span> certainly exist <text:span text:style-name="T109">overlap</text:span> between the *.female parts and again between the *.male parts. In this case there was heavy overlap between all of the categories, so we solve it with PrimarySecondary/Related Categories.</text:p>
      <text:p text:style-name="P90"/>
      <text:p text:style-name="P91">Warning: The related categories feature is one of which may provide acceptable results, while unlikely, if it is trained with the appropriate settings and they are left out of the C-ICAP <text:span text:style-name="T96">Classifier</text:span> settings. However, the reverse is definitely <text:span text:style-name="T8">not</text:span><text:span text:style-name="T13"> true. Do not train without it and then turn it on. It is highly discouraged to train with it and leave it off.</text:span></text:p>
      <text:h text:style-name="Heading_20_3" text:outline-level="3"><text:bookmark-start text:name="__RefHeading__1610_1976197167"/>Relevant C-ICAP Classify Service Settings<text:bookmark-end text:name="__RefHeading__1610_1976197167"/></text:h>
      <text:p text:style-name="P82">There are two settings in C-ICAP Classify Service which are mentioned throughout this document which are important to know. These settings set the minimum (lowest value) for something to be considered “Ambiguous” and the minimum for something to be considered “Solid.” Anything lower than “Ambiguous” is nearest. Anything between “Ambiguous” and “Solid” is “Ambiguous.” Anything greater than or equal to “Solid” is “Solid.”</text:p>
      <text:p text:style-name="P82"/>
      <text:p text:style-name="P83">For Fast Hyper Space the recommended values are:</text:p>
      <text:list xml:id="list3529904815711791925" text:style-name="L21">
        <text:list-item>
          <text:p text:style-name="P136">TextAmbiguous should be between -4 and -2. The most mature data-set uses -2.</text:p>
        </text:list-item>
        <text:list-item>
          <text:p text:style-name="P136">TextSolidMatch should be between 2-6 (maybe 8). The most mature data-set uses 2.3.</text:p>
        </text:list-item>
      </text:list>
      <text:p text:style-name="P83">For Fast Naive Bayes the recommended values are:</text:p>
      <text:list xml:id="list3473704615051783603" text:style-name="L22">
        <text:list-item>
          <text:p text:style-name="P137">TextAmbiguous should be between -4 and -2. The most mature data-set uses -2.</text:p>
        </text:list-item>
        <text:list-item>
          <text:p text:style-name="P137">TextSolidMatch should be between 2.5-10. The most mature data-set uses 2.3. This is for historical reasons; it is difficult to make work completely. I am currently debating changing to 3 or 4.</text:p>
        </text:list-item>
      </text:list>
      <text:p text:style-name="P86"/>
      <text:p text:style-name="P89">Caveat: It is important that you use the values chosen for these values and their related settings in the training programs and scripts are used in Classification. Tweaking them after, if changed too much may cause severe dysfunction and unpredictable results.</text:p>
      <text:p text:style-name="P89"/>
      <text:p text:style-name="P86">Note: These values are <text:span text:style-name="T93">not actually used in any training programs. They are, however, related to several options already discussed. They do exist in C-ICAP Classify service. With Ambiguous defaulting to -2 and Solid defaulting to 5.</text:span></text:p>
      <text:p text:style-name="P83"><text:soft-page-break/></text:p>
      <text:p text:style-name="P105">For the related categories features based on the training string used <text:span text:style-name="T121">as an example </text:span>above:</text:p>
      <text:p text:style-name="Standard">TextPrimarySecondary adult.affairs social.dating 1</text:p>
      <text:p text:style-name="Standard">TextPrimarySecondary adult.* adult.* 0</text:p>
      <text:p text:style-name="Standard">TextPrimarySecondary clothing.* clothing.* 0</text:p>
      <text:p text:style-name="Standard">TextPrimarySecondary clothing.* commerce.* 1</text:p>
      <text:p text:style-name="Standard">TextPrimarySecondary information.culinary commerce.food 1</text:p>
      <text:h text:style-name="P172" text:outline-level="2"><text:bookmark-start text:name="__RefHeading__514_2059271890"/>Doing a Straight Build<text:bookmark-end text:name="__RefHeading__514_2059271890"/></text:h>
      <text:p text:style-name="P44">mass_build_fnb/fhs.sh do a straight training build. They ignore the <text:span text:style-name="T26">possible</text:span> directories. They simply train all data in all categories which are in the base category directory. If this is used with a smart build setup (which is the only recommended way of training at this point), it works to make sure the input and output data-sets are ready for smart_mass_build_fnb/fhs.sh</text:p>
      <text:p text:style-name="P44"/>
      <text:p text:style-name="P44">This script also makes sure there are no duplicate entries within a category. It is not recommended that this be changed to remove duplicates between categories.</text:p>
      <text:p text:style-name="P44"/>
      <text:p text:style-name="P44">single_build_fnb/fhs.sh are used if you manually add files directly to the category directory (not the <text:span text:style-name="T26">possible</text:span> directory). Instead of training all categories, these two scripts take the category name as a command-line argument and train only that category.</text:p>
      <text:p text:style-name="P44"/>
      <text:p text:style-name="P44">The single and mass build scripts <text:span text:style-name="T8">must</text:span><text:span text:style-name="T13"> be called from </text:span><text:span text:style-name="T29">[TOPDIR]</text:span><text:span text:style-name="T36">.</text:span></text:p>
      <text:p text:style-name="P15"/>
      <text:p text:style-name="P23">Many of the scripts require fdupes by Adrian Lopez. This is used to deduplicate the source data.</text:p>
      <text:p text:style-name="P23"/>
      <text:h text:style-name="Heading_20_2" text:outline-level="2"><text:bookmark-start text:name="__RefHeading__518_2059271890"/>Let The Classifier Train Itself<text:bookmark-end text:name="__RefHeading__518_2059271890"/></text:h>
      <text:p text:style-name="P16">Manually training any AI can be a real hassle. By using the smart training scripts and programs, the classifier can say what data it needs most. This helps prevent over-training and under-training that are highly likely when a human makes the decision.</text:p>
      <text:p text:style-name="P16"/>
      <text:p text:style-name="P46"><text:span text:style-name="T36">This is accomplished by following the guidelines and best practices recommendations found in various sections of this </text:span><text:span text:style-name="T39">document</text:span><text:span text:style-name="T36"> and by using smart_mass_build_fnb/fhs.sh </text:span><text:span text:style-name="T41">and placing data to be considered in the </text:span><text:span text:style-name="T32">possible</text:span><text:span text:style-name="T41"> directory of the category instead of directly in the category directly.</text:span></text:p>
      <text:p text:style-name="P16"/>
      <text:p text:style-name="P46">If you know that the algorithms, pre-processing etc., haven't changed in the C-ICAP Classify since your last run, you can use the command-line argument “keep” with these scripts to save the pre-hash data they use. This will substantially speed up the first pass through. If in doubt, do not use this option.</text:p>
      <text:p text:style-name="P46"/>
      <text:p text:style-name="P46">These scripts have no other arguments.</text:p>
      <text:p text:style-name="P46"/>
      <text:p text:style-name="P45"><text:span text:style-name="T38">smart_mass_build_fnb/fhs.sh scripts </text:span><text:span text:style-name="T45">must</text:span><text:span text:style-name="T37"> be called from </text:span><text:span text:style-name="T31">[TOPDIR]</text:span><text:span text:style-name="T37">.</text:span></text:p>
      <text:p text:style-name="P17"/>
      <text:p text:style-name="P24"><text:span text:style-name="T37">A mass build </text:span><text:span text:style-name="T10">must</text:span><text:span text:style-name="T37"> be done before calling </text:span>the smart_mass_build/fnb/fhs.sh scripts.</text:p>
      <text:p text:style-name="P17"/>
      <text:h text:style-name="Heading_20_2" text:outline-level="2"><text:bookmark-start text:name="__RefHeading__510_2059271890"/><text:soft-page-break/>Restaging Training Data<text:bookmark-end text:name="__RefHeading__510_2059271890"/></text:h>
      <text:p text:style-name="P38">restage_fhs.sh <text:span text:style-name="T55">and </text:span>restage_fnb.sh <text:span text:style-name="T55">when called from </text:span><text:span text:style-name="T28">[TOPDIR]</text:span><text:span text:style-name="T55"> will move all data from the actual training directories to the possible directory, preparing for a mass_build_fnb/fhs.sh call (done for you by the original restage scripts) which should be followed by smart_build_fnb/fhs.sh.</text:span></text:p>
      <text:p text:style-name="P37"/>
      <text:p text:style-name="P42">Why restage? Any changes in the training programs, especially those to file format or hash format/algorithm or to the pre-processing (stripping of HTML, etc.) is an indication that it would be wise to restage.</text:p>
      <text:p text:style-name="P42"/>
      <text:p text:style-name="P42">Also, every so often, as you add more and more data, it is wise to restage <text:span text:style-name="T122">and then retrain </text:span>to help maximize accuracy and minimize database size.</text:p>
      <text:p text:style-name="P42"/>
      <text:p text:style-name="P42"><text:span text:style-name="T123">In training_config.sh</text:span> <text:span text:style-name="T123">there </text:span>is the list of categories that should not be restaged. This is largely a safety measure so data isn't lost in a restage. Lines in this file should look like “notrestage["Category1"]=1”. <text:span text:style-name="T123">Also, in the same file there are </text:span><text:span text:style-name="T43">partialrestage[“Category1”]=1 type of lines. This causes the restage scripts to call a script called $restage_fix_dir/$category.sh that will unrestage any files you create it to do so </text:span><text:span text:style-name="T46">after</text:span><text:span text:style-name="T43"> the restaging is done. (You must create this script. It should mv the data from possible back to the top category directory. What the criteria is, how it does this, why it does this, and whether it causes thermonuclear war in your computer is entirely up to you and your skills!)</text:span></text:p>
      <text:p text:style-name="P42"/>
      <text:p text:style-name="P43">Why call mass_build_fnb/fhs.sh? Please, see the section on this script for more information. Additionally, this makes sure that the *.fnb or *.fhs files, respectively, have proper data so that <text:span text:style-name="T56">the smart training scripts and programs can function properly.</text:span></text:p>
      <text:p text:style-name="P43"/>
      <text:p text:style-name="P44"><text:span text:style-name="T56">The </text:span>restage<text:span text:style-name="T56"> scripts </text:span><text:span text:style-name="T10">must</text:span><text:span text:style-name="T17"> be called from </text:span><text:span text:style-name="T31">[TOPDIR]</text:span><text:span text:style-name="T37">.</text:span></text:p>
      <text:p text:style-name="P18"/>
      <text:h text:style-name="Heading_20_2" text:outline-level="2"><text:bookmark-start text:name="__RefHeading__521_2059271890"/>stage_possible.sh<text:bookmark-end text:name="__RefHeading__521_2059271890"/></text:h>
      <text:p text:style-name="P47"><text:span text:style-name="T37">I</text:span><text:span text:style-name="T36">f you are doing smart training, which is the only recommended way, and you are using a separate </text:span><text:span text:style-name="T29">staging directory</text:span><text:span text:style-name="T36"> (please see the acquiring data section), you may want to use this script. It moves the data from the </text:span><text:span text:style-name="T29">staging directory</text:span><text:span text:style-name="T36"> to the </text:span><text:span text:style-name="T29">possible</text:span><text:span text:style-name="T36"> directory.</text:span></text:p>
      <text:p text:style-name="P19"/>
      <text:p text:style-name="P47"><text:span text:style-name="T36">This script takes two arguments, if you name the category directories in </text:span><text:span text:style-name="T29">staging directory</text:span><text:span text:style-name="T36"> and </text:span><text:span text:style-name="T29">fnb_categories</text:span><text:span text:style-name="T36">, then the arguments are the same. These are the directory/category name for the category. These can include or ignore a terminating /, your choice (i.e. bash auto-completion is not a problem).</text:span></text:p>
      <text:p text:style-name="P19"/>
      <text:p text:style-name="P19">It is not recommended you use this automatically from the PATH. So, use the appropriate number of “../” preceding the script name.</text:p>
      <text:p text:style-name="P19"/>
      <text:p text:style-name="P47"><text:span text:style-name="T36">This script </text:span><text:span text:style-name="T44">must</text:span><text:span text:style-name="T36"> be called from </text:span><text:span text:style-name="T29">[TOPDIR]/staging</text:span><text:span text:style-name="T36">.</text:span></text:p>
      <text:p text:style-name="P19"/>
      <text:p text:style-name="P47"><text:span text:style-name="T36">If using the recommended layout, then from </text:span><text:span text:style-name="T29">[TOPDIR]/staging</text:span><text:span text:style-name="T36"> the command would look like this:</text:span></text:p>
      <text:p text:style-name="P19">../stage_possible.sh Category1 Category1</text:p>
      <text:p text:style-name="P19"/>
      <text:h text:style-name="Heading_20_2" text:outline-level="2"><text:bookmark-start text:name="__RefHeading__506_2059271890"/><text:soft-page-break/>Zero Setting Your Data (using fnb_zeroset.sh)<text:bookmark-end text:name="__RefHeading__506_2059271890"/></text:h>
      <text:p text:style-name="P40">Fast Naive Bayes, being naive, allows you to ignore data if it doesn't seem significant. One simple way to determine this is by doing zero setting. The “zero set” or “zero point” is how many times a given feature (OSB hash) must appear in a given category before it is saved in the data-set.</text:p>
      <text:p text:style-name="P40"/>
      <text:p text:style-name="P41">fnb_zeroset.sh is a shell script used by smart_mass_build_fnb.sh to determine which categories have what zero set. <text:span text:style-name="T55">Lines in this file should look like “zeroset["Category1"]=#” where # is the “zero set” or “zero point.” 1 and 0 are both the same.</text:span></text:p>
      <text:p text:style-name="P40"/>
      <text:p text:style-name="P40">The higher this value, the fewer the hashes produced, this will save memory and likely cause the classifier to run faster. However, it may also lead to imbalances and immaturity of the classifiers due to a lack of data. Experimentation above 2 is recommended if things are acting strangely when you have a large amount of data <text:span text:style-name="T110">or the in memory data size grows too large</text:span>.</text:p>
      <text:p text:style-name="P40"/>
      <text:p text:style-name="P40">Recommendations:</text:p>
      <text:p text:style-name="P40">Use at least 2 as the zero set for all categories. Doing otherwise can lead to many extra restage/retrain cycles later on and can be a real headache as you are trying to solve imbalance problems between “no-mans-land” and the various categories.</text:p>
      <text:p text:style-name="P40"/>
      <text:p text:style-name="P40">While I have no empirical data, based on experience and the above <text:span text:style-name="T126">recommendation</text:span> it is highly recommended that all categories be set to the same zero set, or at least similar ones. <text:span text:style-name="T88">Also, do not set this too high!</text:span></text:p>
      <text:p text:style-name="P40"/>
      <text:h text:style-name="Heading_20_2" text:outline-level="2"><text:bookmark-start text:name="__RefHeading__536_2059271890"/>report.py<text:bookmark-end text:name="__RefHeading__536_2059271890"/></text:h>
      <text:p text:style-name="P53">This script is called by the various training scripts (smart, mass, single). It creates a report of the category/language pairs you have trained. It requires mootools-core-1.4.-full-compat-yc.js and sortableTable.js to be in the appropriate places on the web server.</text:p>
      <text:p text:style-name="P53"/>
      <text:p text:style-name="P53">Why is this useful? While this data doesn't give you an idea of absolute accuracy, it will help you know what category/language pairs exist and what areas might need work (as they would likely have a low relative training score).</text:p>
      <text:p text:style-name="P53"/>
      <text:h text:style-name="P170" text:outline-level="1"><text:bookmark-start text:name="__RefHeading__552_2059271890"/>Training Best Practices<text:bookmark-end text:name="__RefHeading__552_2059271890"/></text:h>
      <text:h text:style-name="Heading_20_2" text:outline-level="2"><text:bookmark-start text:name="__RefHeading__1119_962769432"/>Retain Source Data<text:bookmark-end text:name="__RefHeading__1119_962769432"/></text:h>
      <text:p text:style-name="P57">As mentioned elsewhere, any changes in data preparation, hashing, etc. (internals to C-ICAP Classify) will require retraining <text:span text:style-name="T82">and/or restaging </text:span>of <text:span text:style-name="T82">the </text:span>data. To avoid major headaches and hassles, <text:span text:style-name="T64">never</text:span><text:span text:style-name="T65"> erase your original source data. If you find that a given file is causing problems, it is </text:span><text:span text:style-name="T66">OK</text:span><text:span text:style-name="T65"> to remove it.</text:span></text:p>
      <text:p text:style-name="P64"/>
      <text:h text:style-name="Heading_20_2" text:outline-level="2"><text:bookmark-start text:name="__RefHeading__1121_962769432"/><text:span text:style-name="T65">Quality of Data / Cho</text:span><text:span text:style-name="T67">o</text:span><text:span text:style-name="T65">sing Data Sources</text:span><text:bookmark-end text:name="__RefHeading__1121_962769432"/></text:h>
      <text:p text:style-name="P97"><text:span text:style-name="T65">WARNING: Pay special attention to this section! The quality of your data sources </text:span><text:span text:style-name="T75">and content </text:span><text:span text:style-name="T65">is everything! If you have poor quality data (not generally representative of your categories, too narrow in sources, etc.), the results will be far from acceptable.</text:span></text:p>
      <text:p text:style-name="P65"/>
      <text:p text:style-name="P98"><text:span text:style-name="T65">So, what is quality data? While there are some AI programs (such as IBM's Jeopardy playing super computer) that can somewhat read between the lines, they require untenable amounts of electricity, processing power and memory just to achieve a few seconds per judgment; </text:span><text:span text:style-name="T77">yes that would be a few seconds per each </text:span><text:span text:style-name="T81">web page.</text:span><text:span text:style-name="T65"> In this context a few seconds is an eternity and no one will pay to dedicate a super computer like that to processing just one web page. So, although the algorithms used here are fairly good, they do require straightforward data </text:span><text:span text:style-name="T78">for proper training</text:span><text:span text:style-name="T65">.</text:span></text:p>
      <text:p text:style-name="P79"/>
      <text:p text:style-name="P79">An example: let us say you are training a category called antisocial.hate. One would immediately think of white power/supremacy groups, black power/supremacy groups, antisemitic / neo-Natzi groups, the KKK, etc. This would be a great place to start. However, one quickly finds that not all materials they publish are explicitly hate in such a way that such algorithms might detect it.</text:p>
      <text:p text:style-name="P79"/>
      <text:p text:style-name="P79">So, what is the solution? Well, in this specific case you might limit the data you provide to be trained to the following:</text:p>
      <text:list xml:id="list1992547872497312600" text:style-name="L23">
        <text:list-item>
          <text:p text:style-name="P138">Documents which promote violence against and/or death for a given group</text:p>
        </text:list-item>
        <text:list-item>
          <text:p text:style-name="P138">Documents which explicitly blame the problems of the world/society on a specific group</text:p>
        </text:list-item>
        <text:list-item>
          <text:p text:style-name="P138">Documents which explicitly promote discrimination against a group</text:p>
        </text:list-item>
      </text:list>
      <text:p text:style-name="P79"/>
      <text:p text:style-name="P79">Again, this must be very explicit language so that the algorithms can sort it out. If you have to read between the lines, more than likely the classifier will learn improperly.</text:p>
      <text:p text:style-name="P79"/>
      <text:p text:style-name="P79">“This is horrible. We can't use this!” Sure, you can. The good news is, if you train with high quality documents there will still be a tendency toward detecting some decent amount of the ambiguous and/or read-between-the-lines types of sites.</text:p>
      <text:p text:style-name="P79"/>
      <text:p text:style-name="P98"><text:span text:style-name="T65">Final notes before going into more technical specifics: The more plain the language is and the less you have to read between the lines, the better your results. Remember, this document and associated programs only </text:span><text:span text:style-name="T79">deals with</text:span><text:span text:style-name="T65"> text. We are not concerned with audio, image or video content here. If it isn't in the text, it isn't high quality input; </text:span><text:span text:style-name="T76">in fact, it is pretty much garbage that will cause problems</text:span><text:span text:style-name="T65">. (The text does include the content of alt, title, and other such sub-tags in HTML, so look at the source if in doubt. JavaScript is ignored.)</text:span></text:p>
      <text:p text:style-name="P65"><text:soft-page-break/></text:p>
      <text:h text:style-name="P175" text:outline-level="3"><text:bookmark-start text:name="__RefHeading__1123_962769432"/>Long Documents<text:bookmark-end text:name="__RefHeading__1123_962769432"/></text:h>
      <text:p text:style-name="P66">Long documents will have more OSB features and more varied content than standard length documents. This can quickly lead to imbalance in training if one is not careful. If at all possible, avoid them. If not, be very careful about how many long documents are in a given category.</text:p>
      <text:p text:style-name="P66"/>
      <text:p text:style-name="P66">Some categories and data sources which may be necessary to use/have/train will require the use of long documents. Some of these, with strategies are:</text:p>
      <text:list xml:id="list7180643532402641648" text:style-name="L24">
        <text:list-item>
          <text:p text:style-name="P139">Religion</text:p>
          <text:list>
            <text:list-item>
              <text:p text:style-name="P144"><text:span text:style-name="T65">Use only a few chapters </text:span><text:span text:style-name="T72">from each “book of scripture”</text:span></text:p>
            </text:list-item>
            <text:list-item>
              <text:p text:style-name="P145"><text:span text:style-name="T72">C</text:span><text:span text:style-name="T65">hoose said chapters carefully</text:span></text:p>
            </text:list-item>
            <text:list-item>
              <text:p text:style-name="P139">Each file should be one chapter</text:p>
            </text:list-item>
          </text:list>
        </text:list-item>
        <text:list-item>
          <text:p text:style-name="P139">Books and similar long documents from things such as The Gutenberg Project</text:p>
          <text:list>
            <text:list-item>
              <text:p text:style-name="P139">Again, be very careful in using these</text:p>
            </text:list-item>
            <text:list-item>
              <text:p text:style-name="P139">Use only those necessary (which are being wrongly classified)</text:p>
            </text:list-item>
            <text:list-item>
              <text:p text:style-name="P139">Use selected chapters if at all possible</text:p>
            </text:list-item>
            <text:list-item>
              <text:p text:style-name="P139">Only one chapter per file</text:p>
            </text:list-item>
          </text:list>
        </text:list-item>
      </text:list>
      <text:p text:style-name="P66"/>
      <text:p text:style-name="P77">Do what you can to only use average length documents.</text:p>
      <text:p text:style-name="P77"/>
      <text:h text:style-name="Heading_20_3" text:outline-level="3"><text:bookmark-start text:name="__RefHeading__1619_1976197167"/>Short Documents<text:bookmark-end text:name="__RefHeading__1619_1976197167"/></text:h>
      <text:p text:style-name="P77">It is important to be aware that too short of documents have their own problems. Any document less than 5 words will not be learned or classified. This is an important optimization and safety guard.</text:p>
      <text:p text:style-name="P77"/>
      <text:p text:style-name="P78">Short documents over 5 words will be trained. They can be useful. However, if only very short documents are trained, it will take much more work and time for the classifier to train to a functional level. Practically, it is possible that the filter would forever remain immature, even if it starts to work.</text:p>
      <text:p text:style-name="P76"/>
      <text:p text:style-name="P78">Again, do what you can to use average length documents. This doesn't mean you do statistical analysis of potential sources. It means don't train books. It means don't train very short documents.</text:p>
      <text:p text:style-name="P66"/>
      <text:h text:style-name="P175" text:outline-level="3"><text:bookmark-start text:name="__RefHeading__1125_962769432"/>Multiple Documents From the Same Site<text:bookmark-end text:name="__RefHeading__1125_962769432"/></text:h>
      <text:p text:style-name="P67">If more than one file/document from a given site is used several problems may arise (many are related to each other):</text:p>
      <text:list xml:id="list685027870258783640" text:style-name="L25">
        <text:list-item>
          <text:p text:style-name="P140">Branding and Framing will end up generating used feature hashes</text:p>
        </text:list-item>
        <text:list-item>
          <text:p text:style-name="P140">Imbalance in the trained data</text:p>
        </text:list-item>
        <text:list-item>
          <text:p text:style-name="P146"><text:span text:style-name="T65">Bloating of the </text:span><text:span text:style-name="T70">*.fhs/*.fnb databases</text:span></text:p>
        </text:list-item>
        <text:list-item>
          <text:p text:style-name="P141">Increased memory and CPU usage</text:p>
        </text:list-item>
      </text:list>
      <text:p text:style-name="P68">At times you have no other alternative but to use multiple files/documents from the same source. Do so carefully and sparingly. Some of the times when this may be necessary/wise is when:</text:p>
      <text:list xml:id="list1775564879822285941" text:style-name="L26">
        <text:list-item>
          <text:p text:style-name="P147"><text:soft-page-break/><text:span text:style-name="T70">The site has multiple categor</text:span><text:span text:style-name="T71">ies of</text:span><text:span text:style-name="T70"> data (such as a clothing site, if separating clothing, intimates, swimwear, etc.).</text:span></text:p>
        </text:list-item>
        <text:list-item>
          <text:p text:style-name="P142">When multiple pages are classified incorrectly and this is the most sane path to solving the problem.</text:p>
        </text:list-item>
        <text:list-item>
          <text:p text:style-name="P142">You have no other sources.</text:p>
        </text:list-item>
      </text:list>
      <text:p text:style-name="P68"/>
      <text:h text:style-name="P175" text:outline-level="3"><text:bookmark-start text:name="__RefHeading__1127_962769432"/>Varied Data<text:bookmark-end text:name="__RefHeading__1127_962769432"/></text:h>
      <text:p text:style-name="P71">It is important to use a variety of data sources. This doesn't just mean not using multiple documents from the same site, it means using multiple people and their browsing habits/ideas for selecting the documents to use in training your classifier.</text:p>
      <text:p text:style-name="P71"/>
      <text:p text:style-name="P71">This is especially important when training “no-mans-land.”</text:p>
      <text:p text:style-name="P71"/>
      <text:h text:style-name="P175" text:outline-level="3"><text:bookmark-start text:name="__RefHeading__1149_962769432"/>No Mans Land (nml)<text:bookmark-end text:name="__RefHeading__1149_962769432"/></text:h>
      <text:p text:style-name="P71">It is always important to have ample samples of documents which are NOT classified in another category. The fewer the categories you have, the more important it is. It is also extremely important that these documents be varied in content and source.</text:p>
      <text:p text:style-name="P71"/>
      <text:p text:style-name="P71">How much data do you need in “no-mans-land”? With 3 or fewer other categories it should be at least 2-3x the average of the total number of files in the other categories. As the number of categories grows, the minimum should probably be somewhere between the average of files in each category and the highest number of files in any category (max count).</text:p>
      <text:p text:style-name="P71"/>
      <text:p text:style-name="P80">Source data should be added as problems are found. This is one category you really want to only train on finding errors. It most definitely should not be treated as an anchor category (i.e. it really must have a “possible” directory).</text:p>
      <text:p text:style-name="P71"/>
      <text:h text:style-name="P173" text:outline-level="2"><text:bookmark-start text:name="__RefHeading__1129_962769432"/>Multiple Language Training and Machine Translation<text:bookmark-end text:name="__RefHeading__1129_962769432"/></text:h>
      <text:p text:style-name="P72">Remember each language will have to be balanced (trained properly in all categories).</text:p>
      <text:p text:style-name="P72"/>
      <text:p text:style-name="P61"><text:span text:style-name="T65">Additionally, as machine translation is not perfect, to avoid unnecessary pollution and growing of the data-set (and therefore memory and CPU usage), </text:span><text:span text:style-name="T69">never</text:span><text:span text:style-name="T70"> use machine translation documents. Sometimes this may be necessary. If it is, do the best possible to ensure that the data is as close to being accurate as possible. Some ways that may help make this process easier are:</text:span></text:p>
      <text:list xml:id="list4717820128938770790" text:style-name="L27">
        <text:list-item>
          <text:p text:style-name="P143">If the translation is provided by a business who is using it in business, they think it is good enough, so why shouldn't it be?</text:p>
        </text:list-item>
        <text:list-item>
          <text:p text:style-name="P143">Mature languages of from Google translate <text:span text:style-name="T107">may be fairly accurate translations</text:span>. These may be used if there are no other options.</text:p>
        </text:list-item>
        <text:list-item>
          <text:p text:style-name="P148"><text:span text:style-name="T65">Never</text:span><text:span text:style-name="T70">, no matter what, do the translation yourself no matter what machine translation program/service you use.</text:span></text:p>
        </text:list-item>
      </text:list>
      <text:p text:style-name="P69"/>
      <text:h text:style-name="P173" text:outline-level="2"><text:bookmark-start text:name="__RefHeading__1131_962769432"/><text:soft-page-break/>Testing and Deployment Strategies<text:bookmark-end text:name="__RefHeading__1131_962769432"/></text:h>
      <text:p text:style-name="P73">As this is an AI and the varied nature of the Internet can be troublesome it is a good idea to test the classifier as you have trained it (the collection of *.fnb or *.fhs files). This will allow you to test to make sure you have had a varied enough testing environment and “no-mans-land” data-set to allow for consistently good results.</text:p>
      <text:p text:style-name="P73"/>
      <text:h text:style-name="P175" text:outline-level="3"><text:bookmark-start text:name="__RefHeading__1133_962769432"/>Development Group<text:bookmark-end text:name="__RefHeading__1133_962769432"/></text:h>
      <text:p text:style-name="P59"><text:span text:style-name="T65">The primary and best early-testing/deployment method is to have the development/training group filter their access with the most restrictive rules based on what categories of data you are training. This will allow their browsing to be used as testing and irritate them enough to fix it if they have made mistakes </text:span><text:span text:style-name="T73">or the data is immature.</text:span></text:p>
      <text:p text:style-name="P74"/>
      <text:h text:style-name="P175" text:outline-level="3"><text:bookmark-start text:name="__RefHeading__1135_962769432"/>Employees<text:bookmark-end text:name="__RefHeading__1135_962769432"/></text:h>
      <text:p text:style-name="P74">Testing on employees will prevent headaches with problems with customers and investors if the training is imbalanced due to a lack of variety and quantity of “no-mans-land” data. Again, their browsing will help provide varied testing that the development group alone may not provide. They will also be irritated enough to pressure the development group to fix the problems.</text:p>
      <text:p text:style-name="P74"/>
      <text:h text:style-name="P175" text:outline-level="3"><text:bookmark-start text:name="__RefHeading__1137_962769432"/>Investors<text:bookmark-end text:name="__RefHeading__1137_962769432"/></text:h>
      <text:p text:style-name="P74">Investors are usually a little more tolerant of development issues than customers. They will also provide additional variety of test data through their browsing habits than will exist among the development group and other employees alone. As they have invested money, their irritation with errors are also likely to result in quick fixes if they are willing to report problems as they see them.</text:p>
      <text:p text:style-name="P74"/>
      <text:h text:style-name="P175" text:outline-level="3"><text:bookmark-start text:name="__RefHeading__1139_962769432"/>Trial Group<text:bookmark-end text:name="__RefHeading__1139_962769432"/></text:h>
      <text:p text:style-name="P75">As some customers are more willing to deal with problems if it yields a better end result for them than are other customers, it would be wise to find such customers. It may be necessary to provide them with some small incentive to participate (a few <text:span text:style-name="T111">dollars</text:span> off their monthly statement, or some other similar incentive). Customers and families of developers, employees and investors will provide a huge variety in browsing habits and content yielding great testing.</text:p>
      <text:p text:style-name="P75"/>
      <text:h text:style-name="P175" text:outline-level="3"><text:bookmark-start text:name="__RefHeading__1141_962769432"/>General Release<text:bookmark-end text:name="__RefHeading__1141_962769432"/></text:h>
      <text:p text:style-name="P75">When false positives appear to be at a realistically acceptable low level, it is time to roll it out to the general customer base. This can be done in stages or all at once depending on resources, needs, timing and schedules. Staged releases can prevent disasters if the variety of testing done before is inadequate.</text:p>
      <text:p text:style-name="P75"/>
      <text:p text:style-name="P75">Of course, there needs to be a way for customers to report false positives. Once a report is received, it should be acted upon quickly.</text:p>
      <text:p text:style-name="P75"/>
      <text:h text:style-name="P175" text:outline-level="3"><text:bookmark-start text:name="__RefHeading__1143_962769432"/><text:soft-page-break/>Non-Enforcing Trial<text:bookmark-end text:name="__RefHeading__1143_962769432"/></text:h>
      <text:p text:style-name="P58"><text:span text:style-name="T65">If the ACL enforcing engine (usually in the ICAP enabled proxy) allows it, you can log the results of C-ICAP Classify, but not filter on them. This will allow IT/IS team members to view what would have been blocked and make sure it was indeed in the category as classified. This obviously has some overhead, but is a safe early-testing/deployment strategy </text:span><text:span text:style-name="T68">with all customers. This strategy can be employed concurrently with any/</text:span><text:span text:style-name="T74">all</text:span><text:span text:style-name="T68"> other deployment/testing strategy from even the earliest of days.</text:span></text:p>
      <text:h text:style-name="P169" text:outline-level="1"><text:bookmark-start text:name="__RefHeading__1145_962769432"/>Optimization Strategies<text:bookmark-end text:name="__RefHeading__1145_962769432"/></text:h>
      <text:h text:style-name="Heading_20_2" text:outline-level="2"><text:bookmark-start text:name="__RefHeading__1147_962769432"/>C-ICAP Classify Is Secondary to a URL or Other Content Filter<text:bookmark-end text:name="__RefHeading__1147_962769432"/></text:h>
      <text:p text:style-name="P60">If another filter is already being used and is quite accurate when it does rate a given page, and it provides appropriate data that is accessible to the proxy/ACL engine, you may be able to bypass C-ICAP Classify. For example, if you use a URL filter and already know the content should be blocked, do not bother to call C-ICAP Classify. If you know the content is likely to be in a protected or innocuous category, don't call C-ICAP Classify. If you know that the URL filter didn't know the URL, then it is best to call C-ICAP Classify.</text:p>
      <text:p text:style-name="P60"/>
      <text:p text:style-name="P60">Is this safe? Not perfectly so. Content can change. Some sites will have varied content (a shopping site will sell normal clothing, swimsuits, intimates, etc.) which may need to be filtered in your setup. Make sure you create your rules for bypass carefully.</text:p>
      <text:p text:style-name="P60"/>
      <text:p text:style-name="P60">Why is this faster? A URL filter can process many hundreds or thousands of times more URLs per second than HTML or text documents can be classified by C-ICAP Classify. So, if a URL filter for given categories can be trusted completely, then ignore those with C-ICAP Classify (by not calling it). If you have another type of Content Filter that recognizes some categories and not others and C-ICAP Classify is used to fill in gaps, if the other Content Filter tags a page as a given category which is trusted to be accurate, there is no reason to process it again.</text:p>
      <text:p text:style-name="P60"/>
      <text:h text:style-name="Heading_20_2" text:outline-level="2"><text:bookmark-start text:name="__RefHeading__1151_962769432"/>Zero Set the Data<text:bookmark-end text:name="__RefHeading__1151_962769432"/></text:h>
      <text:p text:style-name="P62">Please, see zero set in the information on actually using the training program. As stated, make sure you use at least 2 for all categories including “no-mans-land.” Be very careful not to set it to high. <text:span text:style-name="T87">At one point one data-set had over 40 million unique hash features in it.</text:span></text:p>
      <text:p text:style-name="P62"/>
      <text:p text:style-name="P81">Does this really matter? Absolutely! By setting only about 2/3s of the 64 or so categories to a zero set of 2, this fell to around 3 million hashes. Now, a much more mature version of the same data-set has just under 4 million hash features with a zero set of 2 on all categories.</text:p>
      <text:p text:style-name="P81"/>
      <text:h text:style-name="Heading_20_2" text:outline-level="2"><text:bookmark-start text:name="__RefHeading__1612_1976197167"/>False <text:span text:style-name="T90">Optimization</text:span>: Don't Fall Into Traps<text:bookmark-end text:name="__RefHeading__1612_1976197167"/></text:h>
      <text:h text:style-name="Heading_20_3" text:outline-level="3"><text:bookmark-start text:name="__RefHeading__1614_1976197167"/>If I Remove NML, It Saves Memory and Will Run Faster<text:bookmark-end text:name="__RefHeading__1614_1976197167"/></text:h>
      <text:p text:style-name="P85">This is completely false. FNB is a balanced algorithm. If you do not have a category for things that are not in categories, it will almost always (to always, depending on your training data) fall into another category. If you only train categories to be blocked, everything will always be blocked (or very nearly so). <text:span text:style-name="T91">Keep NML </text:span><text:s/>(“no-mans-land”). <text:span text:style-name="T80">Another way of stating this that might be better understood by some is that “no-mans-land” is a catch-all.</text:span></text:p>
      <text:p text:style-name="P84"/>
      <text:p text:style-name="P84">FNB is a n-Way (number of categories + nml) balance.</text:p>
      <text:p text:style-name="P84"/>
      <text:p text:style-name="P84"><text:soft-page-break/>FHS is a hybrid boosted / balanced algorithm. You may get away with not having an NML category more, but it will still not function properly.</text:p>
      <text:p text:style-name="P84"/>
      <text:h text:style-name="Heading_20_3" text:outline-level="3"><text:bookmark-start text:name="__RefHeading__1616_1976197167"/>If I Don't Load Category X, It <text:span text:style-name="T108">W</text:span>ill Save Memory and Run Faster<text:bookmark-end text:name="__RefHeading__1616_1976197167"/></text:h>
      <text:p text:style-name="P84">While you are only required to have two categories: a category to filter (or multiple categories to be blocked) and NML, whatever categories you train in a given data-set <text:span text:style-name="T64">must</text:span><text:span text:style-name="T70"> be loaded and classified using C-ICAP Classifier. You can choose whether to ignore, log or filter any results. But, you cannot choose to not load an entire data-set.</text:span></text:p>
      <text:p text:style-name="P70"/>
      <text:p text:style-name="P70">Why is this? Because of the balanced nature of the FNB and FHS algorithms. You unbalance your data-set by only loading part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bccab"/>
    </style:style>
    <style:style style:name="MT1" style:family="text">
      <style:text-properties officeooo:rsid="00bbccab"/>
    </style:style>
    <style:style style:name="MT2" style:family="text">
      <style:text-properties style:font-name="Liberation Serif1" officeooo:rsid="00bbccab"/>
    </style:style>
    <style:style style:name="MT3" style:family="text">
      <style:text-properties style:font-name="Liberation Serif" officeooo:rsid="00bbccab"/>
    </style:style>
    <style:style style:name="MT4" style:family="text">
      <style:text-properties style:font-name="Liberation Serif" officeooo:rsid="00f6527b"/>
    </style:style>
    <style:style style:name="MT5" style:family="text">
      <style:text-properties style:font-name="Liberation Serif" officeooo:rsid="00f6691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pyright </text:span><text:span text:style-name="MT2">©</text:span><text:span text:style-name="MT3">2013-</text:span><text:span text:style-name="MT4">2016</text:span><text:span text:style-name="MT3"> Trever L. Adams. <text:s/></text:span><text:span text:style-name="MT5">Licensed under Creative Commons BY-NC-S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3-08-20T06:35:26.663421082</meta:creation-date>
    <dc:date>2016-04-28T09:49:03.426045449</dc:date>
    <dc:creator>Trever Adams</dc:creator>
    <meta:editing-duration>PT10H45S</meta:editing-duration>
    <meta:editing-cycles>280</meta:editing-cycles>
    <meta:generator>LibreOffice/5.1.3.1$Linux_X86_64 LibreOffice_project/10$Build-1</meta:generator>
    <meta:document-statistic meta:table-count="0" meta:image-count="0" meta:object-count="0" meta:page-count="29" meta:paragraph-count="467" meta:word-count="10117" meta:character-count="61805" meta:non-whitespace-character-count="52161"/>
  </office:meta>
</office:document-meta>
</file>